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70EE2DF046E3126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fo:margin-top="0.129cm" fo:margin-bottom="0cm" style:contextual-spacing="false" style:page-number="auto"/>
      <style:text-properties fo:background-color="#729fcf"/>
    </style:style>
    <style:style style:name="P2" style:family="paragraph" style:parent-style-name="Heading_20_1">
      <style:text-properties fo:background-color="#729fcf"/>
    </style:style>
    <style:style style:name="P3" style:family="paragraph" style:parent-style-name="Heading_20_1">
      <style:paragraph-properties fo:margin-top="0.002cm" fo:margin-bottom="0cm" style:contextual-spacing="false"/>
      <style:text-properties fo:background-color="#729fcf"/>
    </style:style>
    <style:style style:name="P4" style:family="paragraph" style:parent-style-name="Heading_20_1">
      <style:paragraph-properties fo:margin-left="0.18cm" fo:margin-right="0.205cm" fo:margin-top="0.002cm" fo:margin-bottom="0cm" style:contextual-spacing="false" fo:text-indent="0cm" style:auto-text-indent="false">
        <style:tab-stops>
          <style:tab-stop style:position="2.54cm"/>
          <style:tab-stop style:position="5.865cm"/>
          <style:tab-stop style:position="8.176cm"/>
          <style:tab-stop style:position="9.943cm"/>
          <style:tab-stop style:position="12.263cm"/>
          <style:tab-stop style:position="14.924cm"/>
        </style:tab-stops>
      </style:paragraph-properties>
      <style:text-properties fo:background-color="#d4ea6b"/>
    </style:style>
    <style:style style:name="P5" style:family="paragraph" style:parent-style-name="Heading_20_1">
      <style:text-properties style:text-underline-style="solid" style:text-underline-width="auto" style:text-underline-color="font-color" fo:background-color="#729fcf"/>
    </style:style>
    <style:style style:name="P6" style:family="paragraph" style:parent-style-name="List_20_Paragraph" style:list-style-name="WWNum5">
      <style:paragraph-properties fo:margin-left="0.18cm" fo:margin-right="0.41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54cm"/>
        </style:tab-stops>
      </style:paragraph-properties>
      <style:text-properties officeooo:paragraph-rsid="0013e357"/>
    </style:style>
    <style:style style:name="P7" style:family="paragraph" style:parent-style-name="List_20_Paragraph" style:list-style-name="WWNum2">
      <style:paragraph-properties fo:margin-left="0.18cm" fo:margin-right="0.206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848cm"/>
        </style:tab-stops>
      </style:paragraph-properties>
    </style:style>
    <style:style style:name="P8" style:family="paragraph" style:parent-style-name="List_20_Paragraph" style:list-style-name="WWNum2">
      <style:paragraph-properties fo:margin-left="0.18cm" fo:margin-right="0.206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676cm"/>
        </style:tab-stops>
      </style:paragraph-properties>
    </style:style>
    <style:style style:name="P9" style:family="paragraph" style:parent-style-name="List_20_Paragraph" style:list-style-name="WWNum2">
      <style:paragraph-properties fo:margin-left="0.18cm" fo:margin-right="0.203cm" fo:margin-top="0.002cm" fo:margin-bottom="0cm" style:contextual-spacing="false" fo:line-height="100%" fo:text-align="justify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0" style:family="paragraph" style:parent-style-name="List_20_Paragraph" style:list-style-name="WWNum2">
      <style:paragraph-properties fo:margin-left="0.18cm" fo:margin-right="0.205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73cm"/>
        </style:tab-stops>
      </style:paragraph-properties>
    </style:style>
    <style:style style:name="P11" style:family="paragraph" style:parent-style-name="List_20_Paragraph">
      <style:paragraph-properties fo:margin-left="0.18cm" fo:margin-right="0.205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73cm"/>
        </style:tab-stops>
      </style:paragraph-properties>
    </style:style>
    <style:style style:name="P12" style:family="paragraph" style:parent-style-name="List_20_Paragraph" style:list-style-name="WWNum2">
      <style:paragraph-properties fo:margin-left="0.18cm" fo:margin-right="0.206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933cm"/>
        </style:tab-stops>
      </style:paragraph-properties>
    </style:style>
    <style:style style:name="P13" style:family="paragraph" style:parent-style-name="List_20_Paragraph" style:list-style-name="WWNum1">
      <style:paragraph-properties fo:margin-left="0.653cm" fo:margin-right="0cm" fo:margin-top="0.002cm" fo:margin-bottom="0cm" style:contextual-spacing="false" fo:line-height="100%" fo:text-align="start" style:justify-single-word="false" fo:text-indent="-0.474cm" style:auto-text-indent="false">
        <style:tab-stops>
          <style:tab-stop style:position="0.654cm"/>
        </style:tab-stops>
      </style:paragraph-properties>
      <style:text-properties fo:background-color="#ffff6d"/>
    </style:style>
    <style:style style:name="P14" style:family="paragraph" style:parent-style-name="List_20_Paragraph" style:list-style-name="WWNum1">
      <style:paragraph-properties fo:margin-left="0.653cm" fo:margin-right="0cm" fo:margin-top="0cm" fo:margin-bottom="0cm" style:contextual-spacing="false" fo:line-height="100%" fo:text-align="start" style:justify-single-word="false" fo:text-indent="-0.474cm" style:auto-text-indent="false">
        <style:tab-stops>
          <style:tab-stop style:position="0.654cm"/>
        </style:tab-stops>
      </style:paragraph-properties>
      <style:text-properties fo:background-color="#ffff6d"/>
    </style:style>
    <style:style style:name="P15" style:family="paragraph" style:parent-style-name="List_20_Paragraph" style:list-style-name="WWNum5">
      <style:paragraph-properties fo:margin-left="0.653cm" fo:margin-right="0cm" fo:margin-top="0cm" fo:margin-bottom="0cm" style:contextual-spacing="false" fo:line-height="100%" fo:text-align="start" style:justify-single-word="false" fo:text-indent="-0.474cm" style:auto-text-indent="false">
        <style:tab-stops>
          <style:tab-stop style:position="0.654cm"/>
        </style:tab-stops>
      </style:paragraph-properties>
      <style:text-properties fo:background-color="#ffff6d"/>
    </style:style>
    <style:style style:name="P16" style:family="paragraph" style:parent-style-name="List_20_Paragraph" style:list-style-name="WWNum3">
      <style:paragraph-properties fo:margin-left="0.674cm" fo:margin-right="0cm" fo:margin-top="0.002cm" fo:margin-bottom="0cm" style:contextual-spacing="false" fo:line-height="100%" fo:text-align="start" style:justify-single-word="false" fo:text-indent="-0.496cm" style:auto-text-indent="false">
        <style:tab-stops>
          <style:tab-stop style:position="0.676cm"/>
        </style:tab-stops>
      </style:paragraph-properties>
      <style:text-properties fo:background-color="#ffff6d"/>
    </style:style>
    <style:style style:name="P17" style:family="paragraph" style:parent-style-name="List_20_Paragraph" style:list-style-name="WWNum3">
      <style:paragraph-properties fo:margin-left="0.674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76cm"/>
        </style:tab-stops>
      </style:paragraph-properties>
      <style:text-properties fo:background-color="#ffff6d"/>
    </style:style>
    <style:style style:name="P18" style:family="paragraph" style:parent-style-name="List_20_Paragraph" style:list-style-name="WWNum4">
      <style:paragraph-properties fo:margin-left="0.674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76cm"/>
        </style:tab-stops>
      </style:paragraph-properties>
      <style:text-properties fo:background-color="#ffff6d"/>
    </style:style>
    <style:style style:name="P19" style:family="paragraph" style:parent-style-name="List_20_Paragraph" style:list-style-name="WWNum3">
      <style:paragraph-properties fo:margin-left="0.649cm" fo:margin-right="0cm" fo:margin-top="0cm" fo:margin-bottom="0cm" style:contextual-spacing="false" fo:line-height="100%" fo:text-align="start" style:justify-single-word="false" fo:text-indent="-0.469cm" style:auto-text-indent="false">
        <style:tab-stops>
          <style:tab-stop style:position="0.649cm"/>
        </style:tab-stops>
      </style:paragraph-properties>
      <style:text-properties fo:background-color="#ffff6d"/>
    </style:style>
    <style:style style:name="P20" style:family="paragraph" style:parent-style-name="List_20_Paragraph" style:list-style-name="WWNum4">
      <style:paragraph-properties fo:margin-left="0.649cm" fo:margin-right="0cm" fo:margin-top="0cm" fo:margin-bottom="0cm" style:contextual-spacing="false" fo:line-height="100%" fo:text-align="start" style:justify-single-word="false" fo:text-indent="-0.469cm" style:auto-text-indent="false">
        <style:tab-stops>
          <style:tab-stop style:position="0.649cm"/>
        </style:tab-stops>
      </style:paragraph-properties>
      <style:text-properties fo:background-color="#ffff6d"/>
    </style:style>
    <style:style style:name="P21" style:family="paragraph" style:parent-style-name="List_20_Paragraph" style:list-style-name="WWNum3">
      <style:paragraph-properties fo:margin-left="0.556cm" fo:margin-right="0cm" fo:margin-top="0cm" fo:margin-bottom="0cm" style:contextual-spacing="false" fo:line-height="100%" fo:text-align="start" style:justify-single-word="false" fo:text-indent="-0.377cm" style:auto-text-indent="false">
        <style:tab-stops>
          <style:tab-stop style:position="0.557cm"/>
        </style:tab-stops>
      </style:paragraph-properties>
      <style:text-properties fo:background-color="#ffff6d"/>
    </style:style>
    <style:style style:name="P22" style:family="paragraph" style:parent-style-name="List_20_Paragraph" style:list-style-name="WWNum3">
      <style:paragraph-properties fo:margin-left="0.67cm" fo:margin-right="0cm" fo:margin-top="0cm" fo:margin-bottom="0cm" style:contextual-spacing="false" fo:line-height="100%" fo:text-align="start" style:justify-single-word="false" fo:text-indent="-0.492cm" style:auto-text-indent="false">
        <style:tab-stops>
          <style:tab-stop style:position="0.672cm"/>
        </style:tab-stops>
      </style:paragraph-properties>
      <style:text-properties fo:background-color="#ffff6d"/>
    </style:style>
    <style:style style:name="P23" style:family="paragraph" style:parent-style-name="List_20_Paragraph" style:list-style-name="WWNum3">
      <style:paragraph-properties fo:margin-left="0.529cm" fo:margin-right="0cm" fo:margin-top="0cm" fo:margin-bottom="0cm" style:contextual-spacing="false" fo:line-height="100%" fo:text-align="start" style:justify-single-word="false" fo:text-indent="-0.351cm" style:auto-text-indent="false">
        <style:tab-stops>
          <style:tab-stop style:position="0.531cm"/>
        </style:tab-stops>
      </style:paragraph-properties>
      <style:text-properties fo:background-color="#ffff6d"/>
    </style:style>
    <style:style style:name="P24" style:family="paragraph" style:parent-style-name="List_20_Paragraph" style:list-style-name="WWNum3">
      <style:paragraph-properties fo:margin-left="0.794cm" fo:margin-right="0cm" fo:margin-top="0cm" fo:margin-bottom="0cm" style:contextual-spacing="false" fo:line-height="100%" fo:text-align="start" style:justify-single-word="false" fo:text-indent="-0.616cm" style:auto-text-indent="false">
        <style:tab-stops>
          <style:tab-stop style:position="0.796cm"/>
        </style:tab-stops>
      </style:paragraph-properties>
      <style:text-properties fo:background-color="#ffff6d"/>
    </style:style>
    <style:style style:name="P25" style:family="paragraph" style:parent-style-name="List_20_Paragraph" style:list-style-name="WWNum4">
      <style:paragraph-properties fo:margin-left="0.18cm" fo:margin-right="0.20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09cm"/>
        </style:tab-stops>
      </style:paragraph-properties>
      <style:text-properties fo:background-color="#ffff6d"/>
    </style:style>
    <style:style style:name="P26" style:family="paragraph" style:parent-style-name="Standard">
      <style:paragraph-properties fo:margin-left="0.18cm" fo:margin-right="0cm" fo:margin-top="0cm" fo:margin-bottom="0cm" style:contextual-spacing="false" fo:text-align="start" style:justify-single-word="false" fo:text-indent="0cm" style:auto-text-indent="false"/>
      <style:text-properties fo:background-color="#729fcf"/>
    </style:style>
    <style:style style:name="P27" style:family="paragraph" style:parent-style-name="Text_20_body">
      <style:paragraph-properties fo:margin-left="0.616cm" fo:margin-right="2.006cm" fo:text-align="start" style:justify-single-word="false" fo:text-indent="0.811cm" style:auto-text-indent="false"/>
      <style:text-properties officeooo:paragraph-rsid="000f604b"/>
    </style:style>
    <style:style style:name="P28" style:family="paragraph" style:parent-style-name="Text_20_body">
      <style:paragraph-properties fo:margin-left="0.616cm" fo:margin-right="0cm" fo:text-align="start" style:justify-single-word="false" fo:text-indent="0cm" style:auto-text-indent="false"/>
    </style:style>
    <style:style style:name="P29" style:family="paragraph" style:parent-style-name="Text_20_body">
      <style:paragraph-properties fo:margin-left="0.18cm" fo:margin-right="0.208cm" fo:text-align="justify" style:justify-single-word="false" fo:text-indent="1.247cm" style:auto-text-indent="false"/>
    </style:style>
    <style:style style:name="P30" style:family="paragraph" style:parent-style-name="Text_20_body">
      <style:paragraph-properties fo:margin-left="0.18cm" fo:margin-right="0.205cm" fo:margin-top="0.002cm" fo:margin-bottom="0cm" style:contextual-spacing="false" fo:text-align="justify" style:justify-single-word="false" fo:text-indent="1.247cm" style:auto-text-indent="false"/>
    </style:style>
    <style:style style:name="P31" style:family="paragraph" style:parent-style-name="Text_20_body">
      <style:paragraph-properties fo:margin-left="0.18cm" fo:margin-right="0.205cm" fo:text-align="justify" style:justify-single-word="false" fo:text-indent="1.247cm" style:auto-text-indent="false"/>
    </style:style>
    <style:style style:name="P32" style:family="paragraph" style:parent-style-name="Text_20_body">
      <style:paragraph-properties fo:margin-left="0.18cm" fo:margin-right="0.203cm" fo:text-align="justify" style:justify-single-word="false" fo:text-indent="1.247cm" style:auto-text-indent="false"/>
    </style:style>
    <style:style style:name="P33" style:family="paragraph" style:parent-style-name="Text_20_body">
      <style:paragraph-properties fo:margin-left="0.18cm" fo:margin-right="0.219cm" fo:text-align="justify" style:justify-single-word="false" fo:text-indent="1.247cm" style:auto-text-indent="false"/>
    </style:style>
    <style:style style:name="P34" style:family="paragraph" style:parent-style-name="Text_20_body">
      <style:paragraph-properties fo:margin-left="0.18cm" fo:margin-right="0.201cm" fo:text-align="justify" style:justify-single-word="false" fo:text-indent="1.247cm" style:auto-text-indent="false"/>
    </style:style>
    <style:style style:name="P35" style:family="paragraph" style:parent-style-name="Text_20_body">
      <style:paragraph-properties fo:margin-left="0.18cm" fo:margin-right="0.206cm" fo:margin-top="0.002cm" fo:margin-bottom="0cm" style:contextual-spacing="false" fo:text-align="justify" style:justify-single-word="false" fo:text-indent="1.247cm" style:auto-text-indent="false"/>
    </style:style>
    <style:style style:name="P36" style:family="paragraph" style:parent-style-name="Text_20_body">
      <style:paragraph-properties fo:margin-left="0.18cm" fo:margin-right="0.206cm" fo:text-align="justify" style:justify-single-word="false" fo:text-indent="1.247cm" style:auto-text-indent="false"/>
    </style:style>
    <style:style style:name="P37" style:family="paragraph" style:parent-style-name="Text_20_body">
      <style:paragraph-properties fo:margin-left="0.18cm" fo:margin-right="0.21cm" fo:text-align="justify" style:justify-single-word="false" fo:text-indent="1.247cm" style:auto-text-indent="false"/>
    </style:style>
    <style:style style:name="P38" style:family="paragraph" style:parent-style-name="Text_20_body">
      <style:paragraph-properties fo:margin-left="1.429cm" fo:margin-right="0cm" fo:margin-top="0.002cm" fo:margin-bottom="0cm" style:contextual-spacing="false" fo:text-align="justify" style:justify-single-word="false" fo:text-indent="0cm" style:auto-text-indent="false"/>
    </style:style>
    <style:style style:name="P39" style:family="paragraph" style:parent-style-name="Text_20_body">
      <style:paragraph-properties fo:margin-left="0.18cm" fo:margin-right="0.206cm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0.18cm" fo:margin-right="0.203cm" fo:text-align="justify" style:justify-single-word="false" fo:text-indent="1.247cm" style:auto-text-indent="false"/>
      <style:text-properties officeooo:paragraph-rsid="0010a5ff"/>
    </style:style>
    <style:style style:name="P41" style:family="paragraph" style:parent-style-name="Text_20_body">
      <style:paragraph-properties fo:margin-left="0.616cm" fo:margin-right="9.996cm" fo:margin-top="0.129cm" fo:margin-bottom="0cm" style:contextual-spacing="false" fo:text-align="justify" style:justify-single-word="false" fo:text-indent="0cm" style:auto-text-indent="false"/>
      <style:text-properties officeooo:paragraph-rsid="0010a5ff"/>
    </style:style>
    <style:style style:name="P42" style:family="paragraph" style:parent-style-name="Text_20_body">
      <style:paragraph-properties fo:margin-left="0cm" fo:margin-right="9.996cm" fo:margin-top="0.129cm" fo:margin-bottom="0cm" style:contextual-spacing="false" fo:text-align="justify" style:justify-single-word="false" fo:text-indent="0cm" style:auto-text-indent="false"/>
      <style:text-properties officeooo:paragraph-rsid="0010a5ff"/>
    </style:style>
    <style:style style:name="P43" style:family="paragraph" style:parent-style-name="Text_20_body">
      <style:paragraph-properties fo:margin-left="0.18cm" fo:margin-right="0.208cm" fo:text-align="justify" style:justify-single-word="false" fo:text-indent="0cm" style:auto-text-indent="false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46" style:family="paragraph" style:parent-style-name="Text_20_body">
      <style:paragraph-properties fo:margin-left="0.18cm" fo:margin-right="0cm" fo:text-indent="1.247cm" style:auto-text-indent="false"/>
    </style:style>
    <style:style style:name="P47" style:family="paragraph" style:parent-style-name="Text_20_body">
      <style:paragraph-properties fo:margin-left="0.18cm" fo:margin-right="0.215cm" fo:text-indent="1.247cm" style:auto-text-indent="false"/>
    </style:style>
    <style:style style:name="P48" style:family="paragraph" style:parent-style-name="Text_20_body">
      <style:paragraph-properties fo:margin-left="0.616cm" fo:margin-right="0cm" fo:text-indent="0cm" style:auto-text-indent="false"/>
    </style:style>
    <style:style style:name="P49" style:family="paragraph" style:parent-style-name="Text_20_body">
      <style:paragraph-properties fo:margin-left="0.18cm" fo:margin-right="0.069cm" fo:text-indent="1.247cm" style:auto-text-indent="false"/>
    </style:style>
    <style:style style:name="P50" style:family="paragraph" style:parent-style-name="Text_20_body">
      <style:paragraph-properties fo:margin-left="0cm" fo:margin-right="2.006cm" fo:text-indent="0cm" style:auto-text-indent="false"/>
      <style:text-properties officeooo:paragraph-rsid="000f604b"/>
    </style:style>
    <style:style style:name="P51" style:family="paragraph" style:parent-style-name="Text_20_body">
      <style:paragraph-properties fo:margin-left="0cm" fo:margin-right="9.287cm" fo:text-indent="0cm" style:auto-text-indent="false"/>
      <style:text-properties officeooo:paragraph-rsid="000f604b" fo:background-color="#ffff6d"/>
    </style:style>
    <style:style style:name="P52" style:family="paragraph" style:parent-style-name="Text_20_body">
      <style:paragraph-properties fo:margin-left="0.616cm" fo:margin-right="9.287cm" fo:text-indent="0cm" style:auto-text-indent="false"/>
      <style:text-properties officeooo:paragraph-rsid="000f604b" fo:background-color="#ffff6d"/>
    </style:style>
    <style:style style:name="P53" style:family="paragraph" style:parent-style-name="Text_20_body">
      <style:paragraph-properties fo:margin-left="0.616cm" fo:margin-right="8.818cm" fo:text-indent="0cm" style:auto-text-indent="false"/>
      <style:text-properties officeooo:paragraph-rsid="000f604b" fo:background-color="#ffff6d"/>
    </style:style>
    <style:style style:name="P54" style:family="paragraph" style:parent-style-name="Text_20_body">
      <style:paragraph-properties fo:margin-left="0.616cm" fo:margin-right="0cm" fo:text-indent="0cm" style:auto-text-indent="false"/>
      <style:text-properties fo:background-color="#ffff6d"/>
    </style:style>
    <style:style style:name="P55" style:family="paragraph" style:parent-style-name="Text_20_body">
      <style:paragraph-properties fo:margin-left="0.616cm" fo:margin-right="10.488cm" fo:text-indent="0cm" style:auto-text-indent="false"/>
      <style:text-properties fo:background-color="#ffff6d"/>
    </style:style>
    <style:style style:name="P56" style:family="paragraph" style:parent-style-name="Text_20_body">
      <style:paragraph-properties fo:margin-left="0.616cm" fo:margin-right="2.006cm" fo:text-align="start" style:justify-single-word="false" fo:text-indent="0.811cm" style:auto-text-indent="false"/>
      <style:text-properties officeooo:paragraph-rsid="000f604b" fo:background-color="#ffff6d"/>
    </style:style>
    <style:style style:name="P57" style:family="paragraph" style:parent-style-name="Text_20_body">
      <style:paragraph-properties fo:margin-left="0.616cm" fo:margin-right="0cm" fo:text-align="start" style:justify-single-word="false" fo:text-indent="0cm" style:auto-text-indent="false"/>
      <style:text-properties fo:background-color="#ffff6d"/>
    </style:style>
    <style:style style:name="P58" style:family="paragraph" style:parent-style-name="Text_20_body">
      <style:paragraph-properties fo:margin-left="0cm" fo:margin-right="9.996cm" fo:margin-top="0.129cm" fo:margin-bottom="0cm" style:contextual-spacing="false" fo:text-align="justify" style:justify-single-word="false" fo:text-indent="0cm" style:auto-text-indent="false"/>
      <style:text-properties officeooo:paragraph-rsid="0010a5ff" fo:background-color="#ffff6d"/>
    </style:style>
    <style:style style:name="P5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letter-spacing="-0.002cm"/>
    </style:style>
    <style:style style:name="T2" style:family="text">
      <style:text-properties fo:letter-spacing="-0.002cm" fo:background-color="#ffff6d" loext:char-shading-value="0"/>
    </style:style>
    <style:style style:name="T3" style:family="text">
      <style:text-properties fo:letter-spacing="-0.002cm" fo:background-color="#ffff6d" loext:char-shading-value="0"/>
    </style:style>
    <style:style style:name="T4" style:family="text">
      <style:text-properties fo:letter-spacing="0.002cm"/>
    </style:style>
    <style:style style:name="T5" style:family="text">
      <style:text-properties fo:letter-spacing="0.002cm" fo:background-color="#ffff6d" loext:char-shading-value="0"/>
    </style:style>
    <style:style style:name="T6" style:family="text">
      <style:text-properties fo:letter-spacing="0.002cm" fo:background-color="#ffff6d" loext:char-shading-value="0"/>
    </style:style>
    <style:style style:name="T7" style:family="text">
      <style:text-properties fo:letter-spacing="0.118cm"/>
    </style:style>
    <style:style style:name="T8" style:family="text">
      <style:text-properties fo:letter-spacing="0.118cm" fo:background-color="#ffff6d" loext:char-shading-value="0"/>
    </style:style>
    <style:style style:name="T9" style:family="text">
      <style:text-properties fo:letter-spacing="-0.004cm"/>
    </style:style>
    <style:style style:name="T10" style:family="text">
      <style:text-properties fo:letter-spacing="-0.004cm" fo:background-color="#ffff6d" loext:char-shading-value="0"/>
    </style:style>
    <style:style style:name="T11" style:family="text">
      <style:text-properties fo:letter-spacing="-0.004cm" fo:background-color="#ffff6d" loext:char-shading-value="0"/>
    </style:style>
    <style:style style:name="T12" style:family="text">
      <style:text-properties fo:letter-spacing="-0.004cm" fo:background-color="#b4c7dc" loext:char-shading-value="0"/>
    </style:style>
    <style:style style:name="T13" style:family="text">
      <style:text-properties fo:letter-spacing="-0.005cm"/>
    </style:style>
    <style:style style:name="T14" style:family="text">
      <style:text-properties fo:letter-spacing="-0.005cm" fo:background-color="#ffff6d" loext:char-shading-value="0"/>
    </style:style>
    <style:style style:name="T15" style:family="text">
      <style:text-properties fo:letter-spacing="-0.005cm" fo:background-color="#ffff6d" loext:char-shading-value="0"/>
    </style:style>
    <style:style style:name="T16" style:family="text">
      <style:text-properties fo:letter-spacing="-0.113cm"/>
    </style:style>
    <style:style style:name="T17" style:family="text">
      <style:text-properties fo:letter-spacing="-0.113cm" fo:background-color="#ffff6d" loext:char-shading-value="0"/>
    </style:style>
    <style:style style:name="T18" style:family="text">
      <style:text-properties fo:letter-spacing="-0.113cm" fo:background-color="#ffff6d" loext:char-shading-value="0"/>
    </style:style>
    <style:style style:name="T19" style:family="text">
      <style:text-properties fo:letter-spacing="0.026cm"/>
    </style:style>
    <style:style style:name="T20" style:family="text">
      <style:text-properties fo:letter-spacing="0.026cm" fo:background-color="#ffff6d" loext:char-shading-value="0"/>
    </style:style>
    <style:style style:name="T21" style:family="text">
      <style:text-properties fo:letter-spacing="0.03cm"/>
    </style:style>
    <style:style style:name="T22" style:family="text">
      <style:text-properties fo:letter-spacing="0.03cm" fo:background-color="#ffff6d" loext:char-shading-value="0"/>
    </style:style>
    <style:style style:name="T23" style:family="text">
      <style:text-properties fo:letter-spacing="0.032cm"/>
    </style:style>
    <style:style style:name="T24" style:family="text">
      <style:text-properties fo:letter-spacing="0.028cm"/>
    </style:style>
    <style:style style:name="T25" style:family="text">
      <style:text-properties fo:letter-spacing="0.042cm"/>
    </style:style>
    <style:style style:name="T26" style:family="text">
      <style:text-properties fo:letter-spacing="0.116cm"/>
    </style:style>
    <style:style style:name="T27" style:family="text">
      <style:text-properties fo:letter-spacing="0.116cm" fo:background-color="#ffff6d" loext:char-shading-value="0"/>
    </style:style>
    <style:style style:name="T28" style:family="text">
      <style:text-properties fo:letter-spacing="0.116cm" fo:background-color="#ffff6d" loext:char-shading-value="0"/>
    </style:style>
    <style:style style:name="T29" style:family="text">
      <style:text-properties fo:letter-spacing="0.004cm"/>
    </style:style>
    <style:style style:name="T30" style:family="text">
      <style:text-properties fo:letter-spacing="0.025cm"/>
    </style:style>
    <style:style style:name="T31" style:family="text">
      <style:text-properties fo:letter-spacing="0.025cm" fo:background-color="#ffff6d" loext:char-shading-value="0"/>
    </style:style>
    <style:style style:name="T32" style:family="text">
      <style:text-properties fo:letter-spacing="0.115cm"/>
    </style:style>
    <style:style style:name="T33" style:family="text">
      <style:text-properties fo:letter-spacing="0.018cm"/>
    </style:style>
    <style:style style:name="T34" style:family="text">
      <style:text-properties fo:letter-spacing="0.018cm" fo:background-color="#ffff6d" loext:char-shading-value="0"/>
    </style:style>
    <style:style style:name="T35" style:family="text">
      <style:text-properties fo:font-size="12pt" style:font-size-asian="12pt"/>
    </style:style>
    <style:style style:name="T36" style:family="text">
      <style:text-properties fo:font-size="12pt" fo:letter-spacing="-0.007cm" style:font-size-asian="12pt"/>
    </style:style>
    <style:style style:name="T37" style:family="text">
      <style:text-properties fo:font-size="12pt" fo:letter-spacing="-0.007cm" fo:background-color="#ffff6d" loext:char-shading-value="0" style:font-size-asian="12pt"/>
    </style:style>
    <style:style style:name="T38" style:family="text">
      <style:text-properties fo:font-size="12pt" fo:letter-spacing="-0.007cm" fo:background-color="#ffff6d" loext:char-shading-value="0" style:font-size-asian="12pt"/>
    </style:style>
    <style:style style:name="T39" style:family="text">
      <style:text-properties fo:font-size="12pt" fo:letter-spacing="-0.005cm" style:font-size-asian="12pt"/>
    </style:style>
    <style:style style:name="T40" style:family="text">
      <style:text-properties fo:font-size="12pt" fo:letter-spacing="-0.004cm" style:font-size-asian="12pt"/>
    </style:style>
    <style:style style:name="T41" style:family="text">
      <style:text-properties fo:font-size="12pt" fo:letter-spacing="-0.004cm" fo:background-color="#ffff6d" loext:char-shading-value="0" style:font-size-asian="12pt"/>
    </style:style>
    <style:style style:name="T42" style:family="text">
      <style:text-properties fo:font-size="12pt" fo:letter-spacing="-0.004cm" fo:background-color="#ffff6d" loext:char-shading-value="0" style:font-size-asian="12pt"/>
    </style:style>
    <style:style style:name="T43" style:family="text">
      <style:text-properties fo:font-size="12pt" fo:letter-spacing="-0.004cm" fo:background-color="#b4c7dc" loext:char-shading-value="0" style:font-size-asian="12pt"/>
    </style:style>
    <style:style style:name="T44" style:family="text">
      <style:text-properties fo:font-size="12pt" fo:letter-spacing="-0.004cm" fo:background-color="#b4c7dc" loext:char-shading-value="0" style:font-size-asian="12pt"/>
    </style:style>
    <style:style style:name="T45" style:family="text">
      <style:text-properties fo:font-size="12pt" fo:letter-spacing="-0.009cm" style:font-size-asian="12pt"/>
    </style:style>
    <style:style style:name="T46" style:family="text">
      <style:text-properties fo:font-size="12pt" fo:letter-spacing="-0.113cm" fo:background-color="#ffff6d" loext:char-shading-value="0" style:font-size-asian="12pt"/>
    </style:style>
    <style:style style:name="T47" style:family="text">
      <style:text-properties fo:font-size="12pt" fo:letter-spacing="0.002cm" style:font-size-asian="12pt"/>
    </style:style>
    <style:style style:name="T48" style:family="text">
      <style:text-properties fo:font-size="12pt" fo:letter-spacing="0.002cm" fo:background-color="#ffff6d" loext:char-shading-value="0" style:font-size-asian="12pt"/>
    </style:style>
    <style:style style:name="T49" style:family="text">
      <style:text-properties fo:font-size="12pt" fo:letter-spacing="0.002cm" fo:background-color="#729fcf" loext:char-shading-value="0" style:font-size-asian="12pt"/>
    </style:style>
    <style:style style:name="T50" style:family="text">
      <style:text-properties fo:font-size="12pt" fo:letter-spacing="-0.002cm" style:font-size-asian="12pt"/>
    </style:style>
    <style:style style:name="T51" style:family="text">
      <style:text-properties fo:font-size="12pt" fo:letter-spacing="-0.002cm" fo:background-color="#ffff6d" loext:char-shading-value="0" style:font-size-asian="12pt"/>
    </style:style>
    <style:style style:name="T52" style:family="text">
      <style:text-properties fo:font-size="12pt" fo:letter-spacing="-0.002cm" fo:background-color="#ffff6d" loext:char-shading-value="0" style:font-size-asian="12pt"/>
    </style:style>
    <style:style style:name="T53" style:family="text">
      <style:text-properties fo:font-size="12pt" fo:letter-spacing="0.004cm" style:font-size-asian="12pt"/>
    </style:style>
    <style:style style:name="T54" style:family="text">
      <style:text-properties fo:font-size="12pt" fo:letter-spacing="0.004cm" fo:background-color="#ffff6d" loext:char-shading-value="0" style:font-size-asian="12pt"/>
    </style:style>
    <style:style style:name="T55" style:family="text">
      <style:text-properties fo:font-size="12pt" fo:letter-spacing="0.116cm" style:font-size-asian="12pt"/>
    </style:style>
    <style:style style:name="T56" style:family="text">
      <style:text-properties fo:font-size="12pt" fo:letter-spacing="0.011cm" fo:background-color="#ffff6d" loext:char-shading-value="0" style:font-size-asian="12pt"/>
    </style:style>
    <style:style style:name="T57" style:family="text">
      <style:text-properties fo:font-size="12pt" fo:letter-spacing="0.055cm" fo:background-color="#729fcf" loext:char-shading-value="0" style:font-size-asian="12pt"/>
    </style:style>
    <style:style style:name="T58" style:family="text">
      <style:text-properties fo:font-size="12pt" fo:letter-spacing="0.053cm" style:font-size-asian="12pt"/>
    </style:style>
    <style:style style:name="T59" style:family="text">
      <style:text-properties fo:font-size="12pt" fo:letter-spacing="0.053cm" fo:background-color="#ffff6d" loext:char-shading-value="0" style:font-size-asian="12pt"/>
    </style:style>
    <style:style style:name="T60" style:family="text">
      <style:text-properties fo:font-size="12pt" fo:letter-spacing="0.048cm" style:font-size-asian="12pt"/>
    </style:style>
    <style:style style:name="T61" style:family="text">
      <style:text-properties fo:font-size="12pt" fo:letter-spacing="0.048cm" fo:background-color="#ffff6d" loext:char-shading-value="0" style:font-size-asian="12pt"/>
    </style:style>
    <style:style style:name="T62" style:family="text">
      <style:text-properties fo:font-size="12pt" fo:letter-spacing="0.051cm" fo:background-color="#ffff6d" loext:char-shading-value="0" style:font-size-asian="12pt"/>
    </style:style>
    <style:style style:name="T63" style:family="text">
      <style:text-properties fo:font-size="12pt" fo:letter-spacing="0.071cm" fo:background-color="#ffff6d" loext:char-shading-value="0" style:font-size-asian="12pt"/>
    </style:style>
    <style:style style:name="T64" style:family="text">
      <style:text-properties fo:font-size="12pt" fo:letter-spacing="0.028cm" style:font-size-asian="12pt"/>
    </style:style>
    <style:style style:name="T65" style:family="text">
      <style:text-properties fo:font-size="12pt" fo:letter-spacing="0.026cm" style:font-size-asian="12pt"/>
    </style:style>
    <style:style style:name="T66" style:family="text">
      <style:text-properties fo:font-size="12pt" fo:letter-spacing="0.032cm" style:font-size-asian="12pt"/>
    </style:style>
    <style:style style:name="T67" style:family="text">
      <style:text-properties fo:font-size="12pt" fo:letter-spacing="0.03cm" style:font-size-asian="12pt"/>
    </style:style>
    <style:style style:name="T68" style:family="text">
      <style:text-properties fo:font-size="12pt" fo:letter-spacing="-0.111cm" style:font-size-asian="12pt"/>
    </style:style>
    <style:style style:name="T69" style:family="text">
      <style:text-properties fo:font-size="12pt" fo:letter-spacing="0.007cm" style:font-size-asian="12pt"/>
    </style:style>
    <style:style style:name="T70" style:family="text">
      <style:text-properties fo:font-size="12pt" fo:letter-spacing="0.007cm" fo:background-color="#ffff6d" loext:char-shading-value="0" style:font-size-asian="12pt"/>
    </style:style>
    <style:style style:name="T71" style:family="text">
      <style:text-properties fo:font-size="12pt" fo:letter-spacing="0.007cm" fo:background-color="#ffff6d" loext:char-shading-value="0" style:font-size-asian="12pt"/>
    </style:style>
    <style:style style:name="T72" style:family="text">
      <style:text-properties fo:font-size="12pt" fo:letter-spacing="-0.012cm" style:font-size-asian="12pt"/>
    </style:style>
    <style:style style:name="T73" style:family="text">
      <style:text-properties fo:font-size="12pt" fo:background-color="#729fcf" loext:char-shading-value="0" style:font-size-asian="12pt"/>
    </style:style>
    <style:style style:name="T74" style:family="text">
      <style:text-properties fo:font-size="12pt" fo:background-color="#ffff6d" loext:char-shading-value="0" style:font-size-asian="12pt"/>
    </style:style>
    <style:style style:name="T75" style:family="text">
      <style:text-properties fo:font-size="12pt" fo:background-color="#ffff6d" loext:char-shading-value="0" style:font-size-asian="12pt"/>
    </style:style>
    <style:style style:name="T76" style:family="text">
      <style:text-properties fo:font-size="12pt" fo:background-color="#b4c7dc" loext:char-shading-value="0" style:font-size-asian="12pt"/>
    </style:style>
    <style:style style:name="T77" style:family="text">
      <style:text-properties fo:font-size="12pt" fo:background-color="#b4c7dc" loext:char-shading-value="0" style:font-size-asian="12pt"/>
    </style:style>
    <style:style style:name="T78" style:family="text">
      <style:text-properties fo:letter-spacing="-0.009cm"/>
    </style:style>
    <style:style style:name="T79" style:family="text">
      <style:text-properties fo:letter-spacing="-0.009cm" fo:background-color="#ffff6d" loext:char-shading-value="0"/>
    </style:style>
    <style:style style:name="T80" style:family="text">
      <style:text-properties fo:letter-spacing="-0.009cm" fo:background-color="#ffff6d" loext:char-shading-value="0"/>
    </style:style>
    <style:style style:name="T81" style:family="text">
      <style:text-properties fo:letter-spacing="0.092cm"/>
    </style:style>
    <style:style style:name="T82" style:family="text">
      <style:text-properties fo:letter-spacing="0.092cm" fo:background-color="#ffff6d" loext:char-shading-value="0"/>
    </style:style>
    <style:style style:name="T83" style:family="text">
      <style:text-properties fo:letter-spacing="0.095cm"/>
    </style:style>
    <style:style style:name="T84" style:family="text">
      <style:text-properties fo:letter-spacing="0.093cm"/>
    </style:style>
    <style:style style:name="T85" style:family="text">
      <style:text-properties fo:letter-spacing="0.093cm" fo:background-color="#ffff6d" loext:char-shading-value="0"/>
    </style:style>
    <style:style style:name="T86" style:family="text">
      <style:text-properties fo:letter-spacing="0.019cm"/>
    </style:style>
    <style:style style:name="T87" style:family="text">
      <style:text-properties fo:letter-spacing="0.019cm" fo:background-color="#ffff6d" loext:char-shading-value="0"/>
    </style:style>
    <style:style style:name="T88" style:family="text">
      <style:text-properties fo:letter-spacing="0.021cm"/>
    </style:style>
    <style:style style:name="T89" style:family="text">
      <style:text-properties fo:letter-spacing="0.021cm" fo:background-color="#ffff6d" loext:char-shading-value="0"/>
    </style:style>
    <style:style style:name="T90" style:family="text">
      <style:text-properties fo:letter-spacing="0.023cm"/>
    </style:style>
    <style:style style:name="T91" style:family="text">
      <style:text-properties fo:letter-spacing="0.023cm" fo:background-color="#ffff6d" loext:char-shading-value="0"/>
    </style:style>
    <style:style style:name="T92" style:family="text">
      <style:text-properties fo:letter-spacing="0.014cm"/>
    </style:style>
    <style:style style:name="T93" style:family="text">
      <style:text-properties fo:letter-spacing="0.014cm" fo:background-color="#ffff6d" loext:char-shading-value="0"/>
    </style:style>
    <style:style style:name="T94" style:family="text">
      <style:text-properties fo:letter-spacing="0.016cm"/>
    </style:style>
    <style:style style:name="T95" style:family="text">
      <style:text-properties fo:letter-spacing="0.016cm" fo:background-color="#ffff6d" loext:char-shading-value="0"/>
    </style:style>
    <style:style style:name="T96" style:family="text">
      <style:text-properties fo:letter-spacing="-0.012cm"/>
    </style:style>
    <style:style style:name="T97" style:family="text">
      <style:text-properties fo:letter-spacing="-0.007cm"/>
    </style:style>
    <style:style style:name="T98" style:family="text">
      <style:text-properties fo:letter-spacing="-0.007cm" fo:background-color="#ffff6d" loext:char-shading-value="0"/>
    </style:style>
    <style:style style:name="T99" style:family="text">
      <style:text-properties fo:letter-spacing="-0.007cm" fo:background-color="#ffff6d" loext:char-shading-value="0"/>
    </style:style>
    <style:style style:name="T100" style:family="text">
      <style:text-properties fo:letter-spacing="-0.014cm"/>
    </style:style>
    <style:style style:name="T101" style:family="text">
      <style:text-properties fo:letter-spacing="-0.011cm"/>
    </style:style>
    <style:style style:name="T102" style:family="text">
      <style:text-properties fo:letter-spacing="0.005cm" fo:background-color="#ffff6d" loext:char-shading-value="0"/>
    </style:style>
    <style:style style:name="T103" style:family="text">
      <style:text-properties fo:letter-spacing="0.09cm"/>
    </style:style>
    <style:style style:name="T104" style:family="text">
      <style:text-properties fo:letter-spacing="0.088cm"/>
    </style:style>
    <style:style style:name="T105" style:family="text">
      <style:text-properties fo:letter-spacing="0.044cm" fo:background-color="#ffff6d" loext:char-shading-value="0"/>
    </style:style>
    <style:style style:name="T106" style:family="text">
      <style:text-properties fo:letter-spacing="-0.111cm"/>
    </style:style>
    <style:style style:name="T107" style:family="text">
      <style:text-properties fo:letter-spacing="-0.111cm" fo:background-color="#ffff6d" loext:char-shading-value="0"/>
    </style:style>
    <style:style style:name="T108" style:family="text">
      <style:text-properties fo:letter-spacing="0.011cm"/>
    </style:style>
    <style:style style:name="T109" style:family="text">
      <style:text-properties fo:letter-spacing="0.011cm" fo:background-color="#ffff6d" loext:char-shading-value="0"/>
    </style:style>
    <style:style style:name="T110" style:family="text">
      <style:text-properties fo:letter-spacing="0.011cm" fo:background-color="#ffff6d" loext:char-shading-value="0"/>
    </style:style>
    <style:style style:name="T111" style:family="text">
      <style:text-properties fo:letter-spacing="0.039cm"/>
    </style:style>
    <style:style style:name="T112" style:family="text">
      <style:text-properties fo:letter-spacing="0.039cm" fo:background-color="#ffff6d" loext:char-shading-value="0"/>
    </style:style>
    <style:style style:name="T113" style:family="text">
      <style:text-properties style:font-name="Arial" fo:font-size="12pt" fo:font-weight="bold" style:font-size-asian="12pt" style:font-weight-asian="bold"/>
    </style:style>
    <style:style style:name="T114" style:family="text">
      <style:text-properties style:font-name="Arial" fo:font-size="12pt" fo:letter-spacing="-0.004cm" fo:font-weight="bold" style:font-size-asian="12pt" style:font-weight-asian="bold"/>
    </style:style>
    <style:style style:name="T115" style:family="text">
      <style:text-properties style:font-name="Arial" fo:font-weight="bold" style:font-weight-asian="bold"/>
    </style:style>
    <style:style style:name="T116" style:family="text">
      <style:text-properties fo:letter-spacing="0.034cm"/>
    </style:style>
    <style:style style:name="T117" style:family="text">
      <style:text-properties fo:letter-spacing="0.035cm"/>
    </style:style>
    <style:style style:name="T118" style:family="text">
      <style:text-properties fo:letter-spacing="0.072cm"/>
    </style:style>
    <style:style style:name="T119" style:family="text">
      <style:text-properties fo:letter-spacing="0.074cm"/>
    </style:style>
    <style:style style:name="T120" style:family="text">
      <style:text-properties fo:letter-spacing="0.076cm"/>
    </style:style>
    <style:style style:name="T121" style:family="text">
      <style:text-properties fo:letter-spacing="0.071cm"/>
    </style:style>
    <style:style style:name="T122" style:family="text">
      <style:text-properties fo:background-color="#ffff6d" loext:char-shading-value="0"/>
    </style:style>
    <style:style style:name="T123" style:family="text">
      <style:text-properties fo:background-color="#ffff6d" loext:char-shading-value="0"/>
    </style:style>
    <style:style style:name="T124" style:family="text"/>
    <style:style style:name="T125" style:family="text">
      <style:text-properties officeooo:rsid="000f604b"/>
    </style:style>
    <style:style style:name="T126" style:family="text">
      <style:text-properties fo:background-color="#b4c7dc" loext:char-shading-value="0"/>
    </style:style>
    <style:style style:name="T127" style:family="text">
      <style:text-properties fo:background-color="#b4c7dc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El<text:span text:style-name="T1"> </text:span>patrimonio</text:h>
        <text:p text:style-name="P29"><text:span text:style-name="T123">Las nociones jurídicas de bien, cosa y patrimonio</text:span> <text:span text:style-name="T123">están sometidas a</text:span><text:span text:style-name="T6"> </text:span><text:span text:style-name="T123">ten</text:span>siones<text:span text:style-name="T4"> </text:span>derivadas<text:span text:style-name="T4"> </text:span>de<text:span text:style-name="T4"> </text:span>los<text:span text:style-name="T4"> </text:span>cambios<text:span text:style-name="T4"> </text:span>socioeconómicos<text:span text:style-name="T4"> </text:span>de<text:span text:style-name="T4"> </text:span>nuestro<text:span text:style-name="T4"> </text:span>tiempo.<text:span text:style-name="T4"> </text:span>(FUNDAMENTOS<text:span text:style-name="T4"> </text:span>DEL<text:span text:style-name="T4"> </text:span>ANTEPROYECTO<text:span text:style-name="T4"> </text:span>DEL<text:span text:style-name="T4"> </text:span>CÓDIGO<text:span text:style-name="T4"> </text:span>CIVIL<text:span text:style-name="T7"> </text:span>Y<text:span text:style-name="T4"> </text:span>COMERCIAL, 2015)</text:p>
        <text:p text:style-name="P30"><text:span text:style-name="T123">El patrimonio como atributo de las personas</text:span> puede ser definido como <text:span text:style-name="T123">el</text:span><text:span text:style-name="T6"> </text:span><text:span text:style-name="T123">conjunto de bienes materiales e inmateriales de una persona</text:span>, <text:span text:style-name="T123">susceptible de</text:span><text:span text:style-name="T6"> </text:span><text:span text:style-name="T123">apreciación</text:span><text:span text:style-name="T6"> </text:span><text:span text:style-name="T123">pecuniaria</text:span>,<text:span text:style-name="T4"> </text:span>es<text:span text:style-name="T4"> </text:span>decir,<text:span text:style-name="T4"> </text:span><text:span text:style-name="T123">quedan</text:span><text:span text:style-name="T6"> </text:span><text:span text:style-name="T123">fuera</text:span><text:span text:style-name="T6"> </text:span><text:span text:style-name="T123">de</text:span><text:span text:style-name="T6"> </text:span><text:span text:style-name="T123">la</text:span><text:span text:style-name="T6"> </text:span><text:span text:style-name="T123">definición</text:span><text:span text:style-name="T6"> </text:span><text:span text:style-name="T123">aquellos</text:span><text:span text:style-name="T6"> </text:span><text:span text:style-name="T123">elementos que no tengan valor económico</text:span>. Cabe aclarar que e<text:span text:style-name="T123">l patrimonio se</text:span><text:span text:style-name="T6"> </text:span><text:span text:style-name="T123">compone</text:span><text:span text:style-name="T3"> </text:span><text:span text:style-name="T123">de deudas y</text:span><text:span text:style-name="T11"> </text:span><text:span text:style-name="T123">bienes</text:span><text:span text:style-name="T13"> </text:span>de<text:span text:style-name="T9"> </text:span>una<text:span text:style-name="T1"> </text:span>persona.</text:p>
        <text:p text:style-name="P32">Según la teoría clásica, se entiende como <text:span text:style-name="T123">atributo de la persona</text:span>, ya que<text:span text:style-name="T4"> </text:span><text:span text:style-name="T123">no se concibe una persona sin patrimonio</text:span>, por mínimo que sea. Por ello se dice<text:span text:style-name="T16"> </text:span>que <text:span text:style-name="T123">es necesario y único</text:span>, ya que <text:span text:style-name="T123">cada persona no tiene</text:span><text:span text:style-name="T6"> </text:span><text:span text:style-name="T123">necesariamente más</text:span><text:span text:style-name="T6"> </text:span><text:span text:style-name="T123">de un patrimonio</text:span> <text:span text:style-name="T123">y es intransmisible</text:span> como integridad ya que, según dicen los<text:span text:style-name="T4"> </text:span>autores,<text:span text:style-name="T4"> </text:span><text:span text:style-name="T123">al</text:span><text:span text:style-name="T6"> </text:span><text:span text:style-name="T123">estar</text:span><text:span text:style-name="T6"> </text:span><text:span text:style-name="T123">ligado</text:span><text:span text:style-name="T6"> </text:span><text:span text:style-name="T123">a</text:span><text:span text:style-name="T6"> </text:span><text:span text:style-name="T123">la</text:span><text:span text:style-name="T6"> </text:span><text:span text:style-name="T123">persona</text:span>,<text:span text:style-name="T4"> </text:span><text:span text:style-name="T123">si</text:span><text:span text:style-name="T6"> </text:span><text:span text:style-name="T123">lo</text:span><text:span text:style-name="T6"> </text:span><text:span text:style-name="T123">transmitimos</text:span><text:span text:style-name="T8"> </text:span><text:span text:style-name="T123">estaríamos</text:span><text:span text:style-name="T6"> </text:span><text:span text:style-name="T123">transmitiendo</text:span><text:span text:style-name="T3"> </text:span><text:span text:style-name="T123">la</text:span><text:span text:style-name="T11"> </text:span><text:span text:style-name="T123">persona junto con</text:span><text:span text:style-name="T11"> </text:span><text:span text:style-name="T123">el patrimonio.</text:span></text:p>
        <text:p text:style-name="P46">Cuando hablamos de patrimonio como atributo de la persona, hacemos<text:span text:style-name="T4"> </text:span>referencia<text:span text:style-name="T19"> </text:span>al<text:span text:style-name="T21"> </text:span>patrimonio<text:span text:style-name="T23"> </text:span>como<text:span text:style-name="T19"> </text:span>una<text:span text:style-name="T24"> </text:span>universalidad<text:span text:style-name="T19"> </text:span>de<text:span text:style-name="T19"> </text:span>derecho,<text:span text:style-name="T23"> </text:span>que<text:span text:style-name="T24"> </text:span>lo<text:span text:style-name="T25"> </text:span>constituye<text:span text:style-name="T16"> </text:span>como<text:span text:style-name="T26"> </text:span>una <text:s/>masa,<text:span text:style-name="T29"> </text:span>un <text:s/>todo. <text:s/>La<text:span text:style-name="T29"> </text:span>persona<text:span text:style-name="T26"> </text:span>puede,<text:span text:style-name="T29"> </text:span>por<text:span text:style-name="T26"> </text:span>medio<text:span text:style-name="T29"> </text:span>de <text:s/>su<text:span text:style-name="T30"> </text:span>intención,<text:span text:style-name="T16"> </text:span>transformar<text:span text:style-name="T26"> </text:span>esta<text:span text:style-name="T29"> </text:span>universalidad<text:span text:style-name="T26"> </text:span>de<text:span text:style-name="T4"> </text:span>derecho<text:span text:style-name="T32"> </text:span>en<text:span text:style-name="T4"> </text:span>una<text:span text:style-name="T26"> </text:span>de<text:span text:style-name="T4"> </text:span>hecho;<text:span text:style-name="T32"> </text:span>por<text:span text:style-name="T33"> </text:span>ejemplo,<text:span text:style-name="T16"> </text:span>cuando<text:span text:style-name="T1"> </text:span>realiza un<text:span text:style-name="T1"> </text:span>testamento<text:span text:style-name="T1"> </text:span>de<text:span text:style-name="T13"> </text:span>una parte<text:span text:style-name="T13"> </text:span>de su<text:span text:style-name="T9"> </text:span>patrimonio.</text:p>
        <text:p text:style-name="P44"/>
        <text:h text:style-name="P2" text:outline-level="2">Caracteres</text:h>
        <text:list xml:id="list1341948626" text:style-name="WWNum1">
          <text:list-item>
            <text:p text:style-name="P13"><text:span text:style-name="T35">Universalidad</text:span><text:span text:style-name="T36"> </text:span><text:span text:style-name="T35">Jurídica.</text:span></text:p>
          </text:list-item>
          <text:list-item>
            <text:p text:style-name="P14"><text:span text:style-name="T35">Necesario.</text:span></text:p>
          </text:list-item>
          <text:list-item>
            <text:p text:style-name="P14"><text:span text:style-name="T35">Único.</text:span></text:p>
          </text:list-item>
          <text:list-item>
            <text:p text:style-name="P14"><text:span text:style-name="T35">Inalienable,</text:span><text:span text:style-name="T39"> </text:span><text:span text:style-name="T35">sólo</text:span><text:span text:style-name="T36"> </text:span><text:span text:style-name="T35">pueden</text:span><text:span text:style-name="T40"> </text:span><text:span text:style-name="T35">venderse</text:span><text:span text:style-name="T45"> </text:span><text:span text:style-name="T35">sus</text:span><text:span text:style-name="T45"> </text:span><text:span text:style-name="T35">elementos.</text:span></text:p>
          </text:list-item>
        </text:list>
        <text:p text:style-name="P44"/>
        <text:h text:style-name="P2" text:outline-level="2">El<text:span text:style-name="T9"> </text:span>patrimonio<text:span text:style-name="T13"> </text:span>como<text:span text:style-name="T1"> </text:span>prenda<text:span text:style-name="T1"> </text:span>común<text:span text:style-name="T1"> </text:span>de<text:span text:style-name="T1"> </text:span>los<text:span text:style-name="T78"> </text:span>acreedores</text:h>
        <text:p text:style-name="P47">El<text:span text:style-name="T81"> </text:span>patrimonio<text:span text:style-name="T83"> </text:span>tiene<text:span text:style-name="T83"> </text:span>una<text:span text:style-name="T84"> </text:span>función<text:span text:style-name="T83"> </text:span>importantísima,<text:span text:style-name="T83"> </text:span>además<text:span text:style-name="T84"> </text:span>de<text:span text:style-name="T84"> </text:span>todas<text:span text:style-name="T84"> </text:span>las<text:span text:style-name="T16"> </text:span>hasta<text:span text:style-name="T86"> </text:span>aquí<text:span text:style-name="T33"> </text:span>analizadas,<text:span text:style-name="T33"> </text:span>que<text:span text:style-name="T88"> </text:span><text:span text:style-name="T123">es</text:span><text:span text:style-name="T34"> </text:span><text:span text:style-name="T123">la</text:span><text:span text:style-name="T34"> </text:span><text:span text:style-name="T123">garantía</text:span><text:span text:style-name="T91"> </text:span><text:span text:style-name="T123">de</text:span><text:span text:style-name="T34"> </text:span><text:span text:style-name="T123">los</text:span><text:span text:style-name="T91"> </text:span><text:span text:style-name="T123">acreedores</text:span>.<text:span text:style-name="T33"> </text:span>Por<text:span text:style-name="T92"> </text:span>ello,<text:span text:style-name="T90"> </text:span>decimos<text:span text:style-name="T16"> </text:span>que <text:span text:style-name="T123">el patrimonio se encuentra afectado al cumplimiento de las obligaciones</text:span><text:span text:style-name="T6"> </text:span><text:span text:style-name="T123">que</text:span><text:span text:style-name="T3"> </text:span><text:span text:style-name="T123">pesa</text:span><text:span text:style-name="T11"> </text:span><text:span text:style-name="T123">sobre el titular del</text:span><text:span text:style-name="T15"> </text:span><text:span text:style-name="T123">mismo.</text:span></text:p>
        <text:p text:style-name="P44"/>
        <text:h text:style-name="P2" text:outline-level="2">Protección<text:span text:style-name="T13"> </text:span>del<text:span text:style-name="T13"> </text:span>Patrimonio</text:h>
        <text:p text:style-name="P33"><text:span text:style-name="T123">Para proteger el crédito</text:span> (esto le interesa a quien revista la calidad de<text:span text:style-name="T4"> </text:span>acreedor)<text:span text:style-name="T4"> </text:span><text:span text:style-name="T123">como</text:span><text:span text:style-name="T6"> </text:span><text:span text:style-name="T123">elemento</text:span><text:span text:style-name="T6"> </text:span><text:span text:style-name="T123">integrante</text:span><text:span text:style-name="T6"> </text:span><text:span text:style-name="T123">del</text:span><text:span text:style-name="T6"> </text:span><text:span text:style-name="T123">patrimonio</text:span>,<text:span text:style-name="T4"> </text:span>tenemos<text:span text:style-name="T4"> </text:span>medidas<text:span text:style-name="T4"> </text:span>procesales<text:span text:style-name="T13"> </text:span>protectorias:</text:p>
        <text:list xml:id="list4261564736" text:style-name="WWNum2">
          <text:list-item>
            <text:p text:style-name="P8"><text:span text:style-name="T73">Embargo</text:span><text:span text:style-name="T35">. El objetivo de esta medida </text:span><text:span text:style-name="T75">es la imposibilidad de disposición de un</text:span><text:span text:style-name="T46"> </text:span><text:span text:style-name="T75">bien inmueble o mueble registrable</text:span><text:span text:style-name="T35">, es decir, </text:span><text:span text:style-name="T75">por medio de una Inscripción</text:span><text:span text:style-name="T48"> </text:span><text:span text:style-name="T75">Registral,</text:span><text:span text:style-name="T52"> </text:span><text:span text:style-name="T75">se imposibilita</text:span><text:span text:style-name="T35">,</text:span><text:span text:style-name="T50"> </text:span><text:span text:style-name="T35">por ejemplo,</text:span><text:span text:style-name="T39"> </text:span><text:span text:style-name="T75">el</text:span><text:span text:style-name="T54"> </text:span><text:span text:style-name="T75">poder vender</text:span><text:span text:style-name="T52"> </text:span><text:span text:style-name="T75">una</text:span><text:span text:style-name="T42"> </text:span><text:span text:style-name="T75">casa.</text:span></text:p>
          </text:list-item>
          <text:list-item>
            <text:p text:style-name="P9"><text:span text:style-name="T73">Inhibición General de Bienes</text:span><text:span text:style-name="T35">. Esta medida tiene el mismo efecto que el</text:span><text:span text:style-name="T47"> </text:span><text:span text:style-name="T35">anterior, pero </text:span><text:span text:style-name="T75">se utiliza cuando no se conocen los bienes que tiene la persona</text:span><text:span text:style-name="T48"> </text:span><text:span text:style-name="T75">del deudor</text:span><text:span text:style-name="T35">. Entonces </text:span><text:span text:style-name="T75">se inhiben en forma general los bienes, con el mismo</text:span><text:span text:style-name="T48"> </text:span><text:span text:style-name="T75">propósito.</text:span></text:p>
          </text:list-item>
          <text:list-item>
            <text:p text:style-name="P10"><text:span text:style-name="T73">Anotación de litis</text:span><text:span text:style-name="T35">. </text:span><text:span text:style-name="T75">Consiste en anotar en el Registro el pleito (juicio) que</text:span><text:span text:style-name="T48"> </text:span><text:span text:style-name="T75">existiese sobre los bienes registrables</text:span><text:span text:style-name="T35">, para que justamente los</text:span><text:span text:style-name="T55"> </text:span><text:span text:style-name="T35">3º estén al</text:span><text:span text:style-name="T47"> </text:span><text:span text:style-name="T35">tanto</text:span><text:span text:style-name="T50"> </text:span><text:span text:style-name="T35">del mismo.</text:span></text:p>
          </text:list-item>
        </text:list>
        <text:p text:style-name="P11"><text:span text:style-name="T35"/></text:p>
        <text:list xml:id="list91706387943376" text:continue-numbering="true" text:style-name="WWNum2">
          <text:list-item>
            <text:p text:style-name="P12"><text:soft-page-break/><text:span text:style-name="T73">Prohibición</text:span><text:span text:style-name="T49"> </text:span><text:span text:style-name="T73">de</text:span><text:span text:style-name="T49"> </text:span><text:span text:style-name="T73">innovar.</text:span><text:span text:style-name="T47"> </text:span><text:span text:style-name="T35">Es</text:span><text:span text:style-name="T47"> </text:span><text:span text:style-name="T35">justamente</text:span><text:span text:style-name="T47"> </text:span><text:span text:style-name="T75">para</text:span><text:span text:style-name="T48"> </text:span><text:span text:style-name="T75">evitar</text:span><text:span text:style-name="T48"> </text:span><text:span text:style-name="T75">que</text:span><text:span text:style-name="T48"> </text:span><text:span text:style-name="T75">se</text:span><text:span text:style-name="T48"> </text:span><text:span text:style-name="T75">tomen</text:span><text:span text:style-name="T48"> </text:span><text:span text:style-name="T75">determinadas</text:span><text:span text:style-name="T42"> </text:span><text:span text:style-name="T75">decisiones</text:span><text:span text:style-name="T42"> </text:span><text:span text:style-name="T75">o</text:span><text:span text:style-name="T52"> </text:span><text:span text:style-name="T75">que</text:span><text:span text:style-name="T38"> </text:span><text:span text:style-name="T75">modifiquen</text:span><text:span text:style-name="T52"> </text:span><text:span text:style-name="T75">la</text:span><text:span text:style-name="T38"> </text:span><text:span text:style-name="T75">situación</text:span><text:span text:style-name="T52"> </text:span><text:span text:style-name="T75">respecto</text:span><text:span text:style-name="T42"> </text:span><text:span text:style-name="T75">a</text:span><text:span text:style-name="T56"> </text:span><text:span text:style-name="T75">los</text:span><text:span text:style-name="T42"> </text:span><text:span text:style-name="T75">bienes</text:span><text:span text:style-name="T52"> </text:span><text:span text:style-name="T75">de </text:span><text:span text:style-name="T123">la</text:span><text:span text:style-name="T95"> </text:span><text:span text:style-name="T123">persona</text:span>,<text:span text:style-name="T94"> </text:span>con<text:span text:style-name="T33"> </text:span>lo<text:span text:style-name="T94"> </text:span>cual<text:span text:style-name="T92"> </text:span>haga<text:span text:style-name="T33"> </text:span>ilusorio<text:span text:style-name="T33"> </text:span>el<text:span text:style-name="T92"> </text:span>poder<text:span text:style-name="T92"> </text:span>cobrar<text:span text:style-name="T24"> </text:span>posteriormente<text:span text:style-name="T33"> </text:span>una<text:span text:style-name="T16"> </text:span>sentencia.</text:p>
          </text:list-item>
        </text:list>
      </text:section>
      <text:list xml:id="list91706444915158" text:continue-numbering="true" text:style-name="WWNum2">
        <text:list-item>
          <text:p text:style-name="P7"><text:span text:style-name="T73">Intervención</text:span><text:span text:style-name="T57"> </text:span><text:span text:style-name="T73">Judicial</text:span><text:span text:style-name="T35">.</text:span><text:span text:style-name="T58"> </text:span><text:span text:style-name="T75">Se</text:span><text:span text:style-name="T59"> </text:span><text:span text:style-name="T75">nombra</text:span><text:span text:style-name="T61"> </text:span><text:span text:style-name="T75">un</text:span><text:span text:style-name="T59"> </text:span><text:span text:style-name="T75">interventor</text:span><text:span text:style-name="T62"> </text:span><text:span text:style-name="T75">judicial,</text:span><text:span text:style-name="T59"> </text:span><text:span text:style-name="T75">para</text:span><text:span text:style-name="T59"> </text:span><text:span text:style-name="T75">que</text:span><text:span text:style-name="T63"> </text:span><text:span text:style-name="T75">en</text:span><text:span text:style-name="T46"> </text:span><text:span text:style-name="T75">determinadas</text:span><text:span text:style-name="T52"> </text:span><text:span text:style-name="T75">situaciones sirva de</text:span><text:span text:style-name="T52"> </text:span><text:span text:style-name="T75">órgano de</text:span><text:span text:style-name="T42"> </text:span><text:span text:style-name="T75">control.</text:span></text:p>
        </text:list-item>
      </text:list>
      <text:p text:style-name="P44"/>
      <text:h text:style-name="P3" text:outline-level="2">Bienes<text:span text:style-name="T13"> </text:span>con<text:span text:style-name="T9"> </text:span>relación<text:span text:style-name="T13"> </text:span>a<text:span text:style-name="T9"> </text:span>las<text:span text:style-name="T29"> </text:span>personas<text:span text:style-name="T1"> </text:span>y<text:span text:style-name="T96"> </text:span>los<text:span text:style-name="T1"> </text:span>derechos<text:span text:style-name="T97"> </text:span>de<text:span text:style-name="T29"> </text:span>incidencia<text:span text:style-name="T1"> </text:span>colectiva</text:h>
      <text:p text:style-name="P33">El nuevo Código Civil y Comercial clasifica los bienes en su TÍTULO III,<text:span text:style-name="T4"> </text:span>Bienes,<text:span text:style-name="T13"> </text:span>CAPÍTULO 1,<text:span text:style-name="T97"> </text:span>SECCIÓN 1°, clasificándolos<text:span text:style-name="T9"> </text:span>en:</text:p>
      <text:p text:style-name="P51"><draw:g text:anchor-type="char" draw:z-index="1" draw:style-name="gr1"><draw:frame draw:style-name="gr2" draw:text-style-name="P59" svg:width="0.636cm" svg:height="0.475cm" svg:x="3.002cm" svg:y="0.016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0.503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0.99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1.477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1.963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2.45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2.937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3.424cm"><draw:image xlink:href="Pictures/100000010000009600000070EE2DF046E3126D87.png" xlink:type="simple" xlink:show="embed" xlink:actuate="onLoad" draw:mime-type="image/png"><text:p/></draw:image></draw:frame></draw:g>Inmuebles por su naturaleza.<text:span text:style-name="T16"> </text:span></text:p>
      <text:p text:style-name="P52">Inmuebles<text:span text:style-name="T1"> </text:span>por<text:span text:style-name="T1"> </text:span>accesión.</text:p>
      <text:p text:style-name="P54">Cosas<text:span text:style-name="T13"> </text:span>muebles.</text:p>
      <text:p text:style-name="P53">Cosas principales y accesorias.<text:span text:style-name="T16"> </text:span></text:p>
      <text:p text:style-name="P53">Cosas<text:span text:style-name="T1"> </text:span>consumibles.</text:p>
      <text:p text:style-name="P55">Cosas fungibles.<text:span text:style-name="T4"> </text:span>Frutos<text:span text:style-name="T96"> </text:span>y<text:span text:style-name="T100"> </text:span>productos.</text:p>
      <text:p text:style-name="P54">Bienes<text:span text:style-name="T101"> </text:span>fuera<text:span text:style-name="T1"> </text:span>del<text:span text:style-name="T1"> </text:span>comercio.</text:p>
      <text:p text:style-name="P44"/>
      <text:h text:style-name="P2" text:outline-level="2">Inmuebles<text:span text:style-name="T13"> </text:span>por<text:span text:style-name="T1"> </text:span>su<text:span text:style-name="T1"> </text:span>naturaleza</text:h>
      <text:p text:style-name="P27"><draw:g text:anchor-type="char" draw:z-index="2" draw:style-name="gr1"><draw:frame draw:style-name="gr2" draw:text-style-name="P59" svg:width="0.636cm" svg:height="0.475cm" svg:x="3.002cm" svg:y="0.503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0.99cm"><draw:image xlink:href="Pictures/100000010000009600000070EE2DF046E3126D87.png" xlink:type="simple" xlink:show="embed" xlink:actuate="onLoad" draw:mime-type="image/png"><text:p/></draw:image></draw:frame><draw:frame draw:style-name="gr2" draw:text-style-name="P59" svg:width="0.636cm" svg:height="0.475cm" svg:x="3.002cm" svg:y="1.477cm"><draw:image xlink:href="Pictures/100000010000009600000070EE2DF046E3126D87.png" xlink:type="simple" xlink:show="embed" xlink:actuate="onLoad" draw:mime-type="image/png"><text:p/></draw:image></draw:frame></draw:g>El Artículo 225 determina que son inmuebles por s<text:span text:style-name="T125">u </text:span><text:s/>naturaleza:<text:span text:style-name="T16"> </text:span></text:p>
      <text:p text:style-name="P56">el<text:span text:style-name="T1"> </text:span>suelo;</text:p>
      <text:p text:style-name="P28">l<text:span text:style-name="T123">as</text:span><text:span text:style-name="T11"> </text:span><text:span text:style-name="T123">cosas</text:span><text:span text:style-name="T99"> </text:span><text:span text:style-name="T123">incorporadas</text:span><text:span text:style-name="T3"> </text:span><text:span text:style-name="T123">a</text:span><text:span text:style-name="T11"> </text:span><text:span text:style-name="T123">él</text:span><text:span text:style-name="T11"> </text:span><text:span text:style-name="T123">de</text:span><text:span text:style-name="T15"> </text:span><text:span text:style-name="T123">una</text:span><text:span text:style-name="T15"> </text:span><text:span text:style-name="T123">manera</text:span><text:span text:style-name="T15"> </text:span><text:span text:style-name="T123">orgánica</text:span>;</text:p>
      <text:p text:style-name="P57">las<text:span text:style-name="T9"> </text:span>que<text:span text:style-name="T1"> </text:span>se<text:span text:style-name="T9"> </text:span>encuentran<text:span text:style-name="T1"> </text:span>bajo<text:span text:style-name="T1"> </text:span>el<text:span text:style-name="T1"> </text:span>suelo<text:span text:style-name="T13"> </text:span>sin<text:span text:style-name="T9"> </text:span>el<text:span text:style-name="T97"> </text:span>hecho<text:span text:style-name="T1"> </text:span>del<text:span text:style-name="T97"> </text:span>hombre.</text:p>
      <text:p text:style-name="P48"/>
      <text:p text:style-name="P50"/>
      <text:p text:style-name="P44"/>
      <text:h text:style-name="P3" text:outline-level="2">Inmuebles<text:span text:style-name="T97"> </text:span>por<text:span text:style-name="T9"> </text:span>accesión</text:h>
      <text:p text:style-name="P34">El artículo 226 determina que<text:span text:style-name="T4"> </text:span>son<text:span text:style-name="T4"> </text:span>“<text:span text:style-name="T123">inmuebles por accesión aquellas</text:span><text:span text:style-name="T6"> </text:span><text:span text:style-name="T123">cosas</text:span><text:span text:style-name="T6"> </text:span><text:span text:style-name="T123">muebles</text:span><text:span text:style-name="T6"> </text:span><text:span text:style-name="T123">que</text:span><text:span text:style-name="T6"> </text:span><text:span text:style-name="T123">se</text:span><text:span text:style-name="T6"> </text:span><text:span text:style-name="T123">encuentran</text:span><text:span text:style-name="T6"> </text:span><text:span text:style-name="T123">inmovilizadas</text:span><text:span text:style-name="T6"> </text:span><text:span text:style-name="T123">por</text:span><text:span text:style-name="T6"> </text:span><text:span text:style-name="T123">su</text:span><text:span text:style-name="T6"> </text:span><text:span text:style-name="T123">adhesión</text:span><text:span text:style-name="T6"> </text:span><text:span text:style-name="T123">física</text:span><text:span text:style-name="T28"> </text:span><text:span text:style-name="T123">al</text:span><text:span text:style-name="T18"> </text:span><text:span text:style-name="T123">suelo, con carácter perdurable</text:span>”. Determina para ello que <text:span text:style-name="T123">los bienes muebles,</text:span><text:span text:style-name="T6"> </text:span><text:span text:style-name="T123">para ser consideraros inmuebles, deben formar un todo con el inmueble</text:span> y <text:span text:style-name="T123">no</text:span><text:span text:style-name="T6"> </text:span><text:span text:style-name="T123">pueden ser objeto de un derecho separado sin la voluntad del propietario</text:span>. Por<text:span text:style-name="T4"> </text:span>último,<text:span text:style-name="T4"> </text:span>aclara<text:span text:style-name="T4"> </text:span>que<text:span text:style-name="T4"> </text:span>“<text:span text:style-name="T123">no</text:span><text:span text:style-name="T6"> </text:span><text:span text:style-name="T123">se</text:span><text:span text:style-name="T6"> </text:span><text:span text:style-name="T123">consideran</text:span><text:span text:style-name="T6"> </text:span><text:span text:style-name="T123">inmuebles</text:span><text:span text:style-name="T6"> </text:span><text:span text:style-name="T123">por</text:span><text:span text:style-name="T6"> </text:span><text:span text:style-name="T123">accesión</text:span><text:span text:style-name="T6"> </text:span><text:span text:style-name="T123">a</text:span><text:span text:style-name="T6"> </text:span><text:span text:style-name="T123">las</text:span><text:span text:style-name="T6"> </text:span><text:span text:style-name="T123">cosas</text:span><text:span text:style-name="T18"> </text:span><text:span text:style-name="T123">afectadas</text:span><text:span text:style-name="T99"> </text:span><text:span text:style-name="T123">a la</text:span><text:span text:style-name="T11"> </text:span><text:span text:style-name="T123">explotación del</text:span><text:span text:style-name="T3"> </text:span><text:span text:style-name="T123">inmueble o</text:span><text:span text:style-name="T15"> </text:span><text:span text:style-name="T123">a la</text:span><text:span text:style-name="T15"> </text:span><text:span text:style-name="T123">actividad</text:span><text:span text:style-name="T3"> </text:span><text:span text:style-name="T123">del</text:span><text:span text:style-name="T102"> </text:span><text:span text:style-name="T123">propietario</text:span>”.</text:p>
      <text:p text:style-name="P44"/>
      <text:h text:style-name="P2" text:outline-level="2">Cosas<text:span text:style-name="T1"> </text:span>muebles</text:h>
      <text:p text:style-name="P49">El<text:span text:style-name="T81"> </text:span>artículo<text:span text:style-name="T84"> </text:span>227<text:span text:style-name="T84"> </text:span>define<text:span text:style-name="T103"> </text:span>las<text:span text:style-name="T84"> </text:span>cosas<text:span text:style-name="T104"> </text:span>muebles<text:span text:style-name="T81"> </text:span>como<text:span text:style-name="T103"> </text:span><text:span text:style-name="T123">aquellas</text:span><text:span text:style-name="T82"> </text:span><text:span text:style-name="T123">que</text:span><text:span text:style-name="T85"> </text:span><text:span text:style-name="T123">pueden</text:span><text:span text:style-name="T18"> </text:span><text:span text:style-name="T123">desplazarse por sí mismas</text:span>, como, por ejemplo, <text:span text:style-name="T123">los animales; o bien por una</text:span><text:span text:style-name="T6"> </text:span><text:span text:style-name="T123">fuerza</text:span><text:span text:style-name="T31"> </text:span><text:span text:style-name="T123">externa,</text:span><text:span text:style-name="T89"> </text:span><text:span text:style-name="T123">por</text:span><text:span text:style-name="T34"> </text:span><text:span text:style-name="T123">ejemplo,</text:span><text:span text:style-name="T91"> </text:span><text:span text:style-name="T123">un</text:span><text:span text:style-name="T31"> </text:span><text:span text:style-name="T123">escritorio,</text:span><text:span text:style-name="T31"> </text:span><text:span text:style-name="T123">que</text:span><text:span text:style-name="T31"> </text:span><text:span text:style-name="T123">podemos</text:span><text:span text:style-name="T89"> </text:span><text:span text:style-name="T123">desplazar</text:span><text:span text:style-name="T34"> </text:span><text:span text:style-name="T123">de</text:span><text:span text:style-name="T89"> </text:span><text:span text:style-name="T123">un</text:span><text:span text:style-name="T105"> </text:span><text:span text:style-name="T123">lugar</text:span><text:span text:style-name="T107"> </text:span><text:span text:style-name="T123">a otro.</text:span></text:p>
      <text:p text:style-name="P44"/>
      <text:h text:style-name="P2" text:outline-level="2">Cosas<text:span text:style-name="T9"> </text:span>divisibles<text:span text:style-name="T97"> </text:span>e<text:span text:style-name="T9"> </text:span>indivisibles</text:h>
      <text:p text:style-name="P31">El artículo 228 establece como divisibles a <text:span text:style-name="T123">aquellas cosas que pueden</text:span><text:span text:style-name="T6"> </text:span><text:span text:style-name="T123">ser divididas en porciones reales sin ser destruidas, “cada una de las cuales</text:span><text:span text:style-name="T6"> </text:span><text:span text:style-name="T123">forma un todo homogéneo y análogo tanto a las otras partes como a la cosa</text:span><text:span text:style-name="T6"> </text:span><text:span text:style-name="T123">misma”.</text:span></text:p>
      <text:p text:style-name="P35">En<text:span text:style-name="T4"> </text:span>el<text:span text:style-name="T4"> </text:span>mismo<text:span text:style-name="T4"> </text:span>artículo<text:span text:style-name="T4"> </text:span><text:span text:style-name="T123">se</text:span><text:span text:style-name="T6"> </text:span><text:span text:style-name="T123">incluyen</text:span><text:span text:style-name="T6"> </text:span><text:span text:style-name="T123">las</text:span><text:span text:style-name="T6"> </text:span><text:span text:style-name="T123">cosas</text:span><text:span text:style-name="T6"> </text:span><text:span text:style-name="T123">que</text:span><text:span text:style-name="T6"> </text:span><text:span text:style-name="T123">no</text:span><text:span text:style-name="T6"> </text:span><text:span text:style-name="T123">son</text:span><text:span text:style-name="T6"> </text:span><text:span text:style-name="T123">divisibles</text:span><text:span text:style-name="T4"> </text:span>(<text:span text:style-name="T123">indivisibles</text:span>), <text:span text:style-name="T123">entendiendo por tales a las que su fraccionamiento convierte en</text:span><text:span text:style-name="T6"> </text:span><text:span text:style-name="T123">antieconómico</text:span><text:span text:style-name="T3"> </text:span><text:span text:style-name="T123">su uso</text:span><text:span text:style-name="T11"> </text:span><text:span text:style-name="T123">y</text:span><text:span text:style-name="T15"> </text:span><text:span text:style-name="T123">aprovechamiento.</text:span></text:p>
      <text:p text:style-name="P44"><text:soft-page-break/></text:p>
      <text:h text:style-name="P2" text:outline-level="2">Cosas<text:span text:style-name="T1"> </text:span>principales<text:span text:style-name="T1"> </text:span>y<text:span text:style-name="T96"> </text:span>accesorias</text:h>
      <text:p text:style-name="P46">“<text:span text:style-name="T123">Son</text:span><text:span text:style-name="T89"> </text:span><text:span text:style-name="T123">cosas</text:span><text:span text:style-name="T93"> </text:span><text:span text:style-name="T123">principales</text:span><text:span text:style-name="T34"> </text:span><text:span text:style-name="T123">las</text:span><text:span text:style-name="T87"> </text:span><text:span text:style-name="T123">que</text:span><text:span text:style-name="T89"> </text:span><text:span text:style-name="T123">pueden</text:span><text:span text:style-name="T34"> </text:span><text:span text:style-name="T123">existir</text:span><text:span text:style-name="T89"> </text:span><text:span text:style-name="T123">por</text:span><text:span text:style-name="T87"> </text:span><text:span text:style-name="T123">sí</text:span><text:span text:style-name="T95"> </text:span><text:span text:style-name="T123">mismas</text:span>”.<text:span text:style-name="T88"> </text:span>El<text:span text:style-name="T86"> </text:span>artículo<text:span text:style-name="T16"> </text:span>230<text:span text:style-name="T1"> </text:span>nos<text:span text:style-name="T1"> </text:span>determina que<text:span text:style-name="T1"> </text:span><text:span text:style-name="T123">son</text:span><text:span text:style-name="T3"> </text:span><text:span text:style-name="T123">cosas</text:span><text:span text:style-name="T3"> </text:span><text:span text:style-name="T123">accesorias</text:span><text:span text:style-name="T3"> </text:span><text:span text:style-name="T123">las</text:span><text:span text:style-name="T3"> </text:span><text:span text:style-name="T123">que</text:span><text:span text:style-name="T3"> </text:span><text:span text:style-name="T123">su</text:span><text:span text:style-name="T110"> </text:span><text:span text:style-name="T123">existencia</text:span><text:span text:style-name="T3"> </text:span><text:span text:style-name="T123">y naturaleza son</text:span><text:span text:style-name="T31"> </text:span><text:span text:style-name="T123">determinadas</text:span><text:span text:style-name="T31"> </text:span><text:span text:style-name="T123">por</text:span><text:span text:style-name="T20"> </text:span><text:span text:style-name="T123">otra</text:span><text:span text:style-name="T22"> </text:span><text:span text:style-name="T123">cosa</text:span><text:span text:style-name="T31"> </text:span><text:span text:style-name="T123">de</text:span><text:span text:style-name="T20"> </text:span><text:span text:style-name="T123">la</text:span><text:span text:style-name="T22"> </text:span><text:span text:style-name="T123">cual</text:span><text:span text:style-name="T112"> </text:span><text:span text:style-name="T123">dependen</text:span><text:span text:style-name="T31"> </text:span><text:span text:style-name="T123">o</text:span><text:span text:style-name="T31"> </text:span><text:span text:style-name="T123">a</text:span><text:span text:style-name="T22"> </text:span><text:span text:style-name="T123">la</text:span><text:span text:style-name="T31"> </text:span><text:span text:style-name="T123">cual</text:span><text:span text:style-name="T91"> </text:span><text:span text:style-name="T123">están</text:span><text:span text:style-name="T18"> </text:span><text:span text:style-name="T123">adheridas</text:span>.</text:p>
      <text:h text:style-name="P2" text:outline-level="2">Cosas<text:span text:style-name="T9"> </text:span>consumibles</text:h>
      <text:p text:style-name="P36">Las<text:span text:style-name="T4"> </text:span>cosas<text:span text:style-name="T4"> </text:span>consumibles<text:span text:style-name="T4"> </text:span>son<text:span text:style-name="T4"> </text:span>a<text:span text:style-name="T123">quellas</text:span><text:span text:style-name="T6"> </text:span><text:span text:style-name="T123">cuya</text:span><text:span text:style-name="T6"> </text:span><text:span text:style-name="T123">existencia</text:span><text:span text:style-name="T6"> </text:span><text:span text:style-name="T123">termina</text:span><text:span text:style-name="T6"> </text:span><text:span text:style-name="T123">con</text:span><text:span text:style-name="T6"> </text:span><text:span text:style-name="T123">el</text:span><text:span text:style-name="T18"> </text:span><text:span text:style-name="T123">primer uso</text:span>, como, por <text:span text:style-name="T123">ejemplo, el dinero</text:span>. Si bien <text:span text:style-name="T123">no desaparece o se consume</text:span><text:span text:style-name="T6"> </text:span><text:span text:style-name="T123">físicamente, si lo hace de manera legal como moneda de curso</text:span>. <text:span text:style-name="T123">Las cosas no</text:span><text:span text:style-name="T6"> </text:span><text:span text:style-name="T123">consumibles son las que por antonomasia no fenecen luego del primer uso,</text:span><text:span text:style-name="T4"> </text:span><text:span text:style-name="T123">aunque</text:span><text:span text:style-name="T6"> </text:span><text:span text:style-name="T123">puedan</text:span><text:span text:style-name="T6"> </text:span><text:span text:style-name="T123">deteriorarse</text:span><text:span text:style-name="T6"> </text:span><text:span text:style-name="T123">o</text:span><text:span text:style-name="T6"> </text:span><text:span text:style-name="T123">consumirse</text:span><text:span text:style-name="T6"> </text:span><text:span text:style-name="T123">eventualmente</text:span><text:span text:style-name="T6"> </text:span><text:span text:style-name="T123">con</text:span><text:span text:style-name="T6"> </text:span><text:span text:style-name="T123">el</text:span><text:span text:style-name="T6"> </text:span><text:span text:style-name="T123">paso</text:span><text:span text:style-name="T6"> </text:span><text:span text:style-name="T123">del</text:span><text:span text:style-name="T6"> </text:span><text:span text:style-name="T123">tiempo.</text:span></text:p>
      <text:p text:style-name="P44"/>
      <text:h text:style-name="P4" text:outline-level="2">Derechos<text:tab/>patrimoniales:<text:tab/>derechos<text:tab/>reales,<text:tab/>derechos<text:tab/>personales<text:tab/><text:span text:style-name="T9">u</text:span><text:span text:style-name="T16"> </text:span>obligaciones<text:span text:style-name="T1"> </text:span>e intelectuales</text:h>
      <text:h text:style-name="P4" text:outline-level="2"/>
      <text:p text:style-name="P26"><text:span text:style-name="T113">Derechos</text:span><text:span text:style-name="T114"> </text:span><text:span text:style-name="T113">reales</text:span></text:p>
      <text:p text:style-name="P34">El<text:span text:style-name="T116"> </text:span>artículo<text:span text:style-name="T117"> </text:span>1182<text:span text:style-name="T117"> </text:span>del<text:span text:style-name="T116"> </text:span>nuevo<text:span text:style-name="T117"> </text:span>Código<text:span text:style-name="T117"> </text:span>Civil<text:span text:style-name="T111"> </text:span>y<text:span text:style-name="T116"> </text:span>Comercial<text:span text:style-name="T116"> </text:span>expone<text:span text:style-name="T117"> </text:span>claramente<text:span text:style-name="T16"> </text:span>la definición de derecho real: Artículo 1882<text:span text:style-name="T115">.- Concepto</text:span>. <text:span text:style-name="T123">El derecho real es el</text:span><text:span text:style-name="T6"> </text:span><text:span text:style-name="T123">poder jurídico, de estructura legal, que se ejerce directamente sobre su objeto,</text:span><text:span text:style-name="T6"> </text:span><text:span text:style-name="T123">en forma autónoma y que atribuye a su titular las facultades de persecución y</text:span><text:span text:style-name="T6"> </text:span><text:span text:style-name="T123">preferencia,</text:span><text:span text:style-name="T3"> </text:span><text:span text:style-name="T123">y</text:span><text:span text:style-name="T11"> </text:span><text:span text:style-name="T123">las demás previstas en</text:span><text:span text:style-name="T11"> </text:span><text:span text:style-name="T123">este</text:span><text:span text:style-name="T3"> </text:span><text:span text:style-name="T123">Código.</text:span></text:p>
      <text:p text:style-name="P34">El objeto de los derechos reales, determina el artículo 1883, “<text:span text:style-name="T123">se ejerce</text:span><text:span text:style-name="T6"> </text:span><text:span text:style-name="T123">sobre la totalidad o una parte material de la cosa que constituye su objeto,</text:span><text:span text:style-name="T28"> </text:span><text:span text:style-name="T123">por</text:span><text:span text:style-name="T6"> </text:span><text:span text:style-name="T123">el</text:span><text:span text:style-name="T3"> </text:span><text:span text:style-name="T123">todo o</text:span><text:span text:style-name="T3"> </text:span><text:span text:style-name="T123">bien</text:span><text:span text:style-name="T3"> </text:span><text:span text:style-name="T123">por</text:span><text:span text:style-name="T15"> </text:span><text:span text:style-name="T123">una</text:span><text:span text:style-name="T99"> </text:span><text:span text:style-name="T123">parte</text:span><text:span text:style-name="T6"> </text:span><text:span text:style-name="T123">indivisa</text:span>”.</text:p>
      <text:p text:style-name="P40">Finalmente, aclara el artículo que: “<text:span text:style-name="T123">El objeto también puede consistir en</text:span><text:span text:style-name="T6"> </text:span><text:span text:style-name="T123">un</text:span><text:span text:style-name="T6"> </text:span><text:span text:style-name="T123">bien</text:span><text:span text:style-name="T6"> </text:span><text:span text:style-name="T123">taxativamente</text:span><text:span text:style-name="T6"> </text:span><text:span text:style-name="T123">señalado</text:span><text:span text:style-name="T6"> </text:span><text:span text:style-name="T123">por</text:span><text:span text:style-name="T6"> </text:span><text:span text:style-name="T123">la</text:span><text:span text:style-name="T6"> </text:span><text:span text:style-name="T123">ley</text:span>”.<text:span text:style-name="T4"> </text:span>Por<text:span text:style-name="T4"> </text:span>lo<text:span text:style-name="T4"> </text:span>que<text:span text:style-name="T4"> </text:span>la<text:span text:style-name="T4"> </text:span>ley<text:span text:style-name="T4"> </text:span>es<text:span text:style-name="T4"> </text:span>la<text:span text:style-name="T26"> </text:span>que<text:span text:style-name="T4"> </text:span>determina los mismos, y por ello continua su estructura de “números clausus”,<text:span text:style-name="T4"> </text:span>es decir que l<text:span text:style-name="T123">as partes no pueden constituir otros derechos reales que no sean</text:span><text:span text:style-name="T6"> </text:span><text:span text:style-name="T123">los expresamente establecidos por el Código Civil y Comercial de la Nación.</text:span><text:span text:style-name="T4"> </text:span></text:p>
      <text:p text:style-name="P40"><text:span text:style-name="T4"/></text:p>
      <text:p text:style-name="P40">Estos son:</text:p>
      <text:list xml:id="list2089963810" text:style-name="WWNum3">
        <text:list-item>
          <text:p text:style-name="P16"><text:span text:style-name="T35">el</text:span><text:span text:style-name="T40"> </text:span><text:span text:style-name="T35">dominio;</text:span></text:p>
        </text:list-item>
        <text:list-item>
          <text:p text:style-name="P17"><text:span text:style-name="T35">el</text:span><text:span text:style-name="T40"> </text:span><text:span text:style-name="T35">condominio;</text:span></text:p>
        </text:list-item>
        <text:list-item>
          <text:p text:style-name="P19"><text:span text:style-name="T35">la</text:span><text:span text:style-name="T39"> </text:span><text:span text:style-name="T35">propiedad</text:span><text:span text:style-name="T36"> </text:span><text:span text:style-name="T35">horizontal;</text:span></text:p>
        </text:list-item>
        <text:list-item>
          <text:p text:style-name="P17"><text:span text:style-name="T35">los</text:span><text:span text:style-name="T36"> </text:span><text:span text:style-name="T35">conjuntos</text:span><text:span text:style-name="T36"> </text:span><text:span text:style-name="T35">inmobiliarios;</text:span></text:p>
        </text:list-item>
        <text:list-item>
          <text:p text:style-name="P17"><text:span text:style-name="T35">el</text:span><text:span text:style-name="T40"> </text:span><text:span text:style-name="T35">tiempo</text:span><text:span text:style-name="T36"> </text:span><text:span text:style-name="T35">compartido;</text:span></text:p>
        </text:list-item>
        <text:list-item>
          <text:p text:style-name="P21"><text:span text:style-name="T35">el</text:span><text:span text:style-name="T36"> </text:span><text:span text:style-name="T35">cementerio</text:span><text:span text:style-name="T39"> </text:span><text:span text:style-name="T35">privado;</text:span></text:p>
        </text:list-item>
        <text:list-item>
          <text:p text:style-name="P22"><text:span text:style-name="T35">la</text:span><text:span text:style-name="T36"> </text:span><text:span text:style-name="T35">superficie;</text:span></text:p>
        </text:list-item>
        <text:list-item>
          <text:p text:style-name="P17"><text:span text:style-name="T35">el</text:span><text:span text:style-name="T45"> </text:span><text:span text:style-name="T35">usufructo;</text:span></text:p>
        </text:list-item>
        <text:list-item>
          <text:p text:style-name="P23"><text:span text:style-name="T35">el uso;</text:span></text:p>
        </text:list-item>
        <text:list-item>
          <text:p text:style-name="P23"><text:span text:style-name="T35">la</text:span><text:span text:style-name="T50"> </text:span><text:span text:style-name="T35">habitación;</text:span></text:p>
        </text:list-item>
        <text:list-item>
          <text:p text:style-name="P19"><text:span text:style-name="T35">la</text:span><text:span text:style-name="T50"> </text:span><text:span text:style-name="T35">servidumbre;</text:span></text:p>
        </text:list-item>
        <text:list-item>
          <text:p text:style-name="P23"><text:span text:style-name="T35">la</text:span><text:span text:style-name="T50"> </text:span><text:span text:style-name="T35">hipoteca;</text:span></text:p>
        </text:list-item>
        <text:list-item>
          <text:p text:style-name="P24"><text:span text:style-name="T35">la</text:span><text:span text:style-name="T50"> </text:span><text:span text:style-name="T35">anticresis;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h text:style-name="P2" text:outline-level="2"><text:soft-page-break/>Derechos<text:span text:style-name="T9"> </text:span>personales<text:span text:style-name="T13"> </text:span>u<text:span text:style-name="T1"> </text:span>obligaciones</text:h>
      <text:p text:style-name="P36">Derechos<text:span text:style-name="T4"> </text:span>creditorios<text:span text:style-name="T4"> </text:span>o<text:span text:style-name="T4"> </text:span>personales<text:span text:style-name="T4"> </text:span>o<text:span text:style-name="T4"> </text:span>más<text:span text:style-name="T4"> </text:span>comúnmente<text:span text:style-name="T4"> </text:span>denominados<text:span text:style-name="T16"> </text:span>obligaciones: <text:span text:style-name="T123">es la facultad del acreedor de exigir el cumplimiento al deudor de</text:span><text:span text:style-name="T6"> </text:span><text:span text:style-name="T123">la</text:span><text:span text:style-name="T3"> </text:span><text:span text:style-name="T123">prestación</text:span><text:span text:style-name="T11"> </text:span><text:span text:style-name="T123">adeudada.</text:span></text:p>
      <text:p text:style-name="P37">Podemos<text:span text:style-name="T4"> </text:span>conceptualizarlos<text:span text:style-name="T4"> </text:span>diciendo<text:span text:style-name="T4"> </text:span>que<text:span text:style-name="T4"> </text:span><text:span text:style-name="T123">la</text:span><text:span text:style-name="T6"> </text:span><text:span text:style-name="T123">obligación</text:span><text:span text:style-name="T6"> </text:span><text:span text:style-name="T123">es</text:span><text:span text:style-name="T6"> </text:span><text:span text:style-name="T123">un</text:span><text:span text:style-name="T6"> </text:span><text:span text:style-name="T123">vínculo</text:span><text:span text:style-name="T18"> </text:span><text:span text:style-name="T123">jurídico entre un deudor y un acreedor</text:span>, en el que <text:span text:style-name="T123">el segundo puede exigirle al</text:span><text:span text:style-name="T6"> </text:span><text:span text:style-name="T123">primero</text:span><text:span text:style-name="T15"> </text:span><text:span text:style-name="T123">el cumplimiento</text:span><text:span text:style-name="T3"> </text:span><text:span text:style-name="T123">de</text:span><text:span text:style-name="T11"> </text:span><text:span text:style-name="T123">la prestación</text:span><text:span text:style-name="T3"> </text:span><text:span text:style-name="T123">a</text:span><text:span text:style-name="T6"> </text:span><text:span text:style-name="T123">la</text:span><text:span text:style-name="T11"> </text:span><text:span text:style-name="T123">cual</text:span><text:span text:style-name="T3"> </text:span><text:span text:style-name="T123">se</text:span><text:span text:style-name="T11"> </text:span><text:span text:style-name="T123">obligó.</text:span></text:p>
      <text:p text:style-name="P44"/>
      <text:h text:style-name="P5" text:outline-level="2">Elementos</text:h>
      <text:p text:style-name="P58">Sujetos:</text:p>
      <text:p text:style-name="P42"><text:tab/><text:span text:style-name="T127">activo</text:span>:<text:span text:style-name="T123">acreedor</text:span>.</text:p>
      <text:p text:style-name="P41"><text:span text:style-name="T16"><text:s/><text:tab/></text:span><text:span text:style-name="T127">Pasivo:</text:span><text:span text:style-name="T1"> </text:span><text:span text:style-name="T123">deudor</text:span>.</text:p>
      <text:p text:style-name="P39"><text:span text:style-name="T127"><text:tab/>Objeto</text:span>: <text:span text:style-name="T123">es una prestación, conducta o acción sintetizada en dar, hacer o no</text:span><text:span text:style-name="T6"> </text:span><text:span text:style-name="T123">hacer</text:span>.</text:p>
      <text:p text:style-name="P43"><text:tab/><text:span text:style-name="T127">Causa</text:span>: Artículo 726 – “N<text:span text:style-name="T123">o hay obligación sin causa, es decir, sin que derive</text:span><text:span text:style-name="T6"> </text:span><text:span text:style-name="T123">de algún hecho idóneo para producirla, de conformidad con el ordenamiento</text:span><text:span text:style-name="T6"> </text:span><text:span text:style-name="T123">jurídico</text:span>”.</text:p>
      <text:p text:style-name="P44"/>
      <text:p text:style-name="P45"><text:s text:c="4"/>Esta<text:span text:style-name="T1"> </text:span>prestación<text:span text:style-name="T1"> </text:span>debe<text:span text:style-name="T13"> </text:span>ser<text:span text:style-name="T1"> </text:span>conforme<text:span text:style-name="T13"> </text:span>el<text:span text:style-name="T1"> </text:span>artículo<text:span text:style-name="T13"> </text:span>725:“<text:span text:style-name="T123">material y jurídicamente posible, lícita, determinada o determinable;</text:span><text:span text:style-name="T6"> </text:span><text:span text:style-name="T123">susceptible</text:span><text:span text:style-name="T11"> </text:span><text:span text:style-name="T123">de</text:span><text:span text:style-name="T11"> </text:span><text:span text:style-name="T123">valoración</text:span><text:span text:style-name="T15"> </text:span><text:span text:style-name="T123">económica</text:span><text:span text:style-name="T11"> </text:span><text:span text:style-name="T123">y</text:span><text:span text:style-name="T99"> </text:span><text:span text:style-name="T123">debe</text:span><text:span text:style-name="T11"> </text:span><text:span text:style-name="T123">corresponder</text:span><text:span text:style-name="T11"> </text:span><text:span text:style-name="T123">a</text:span><text:span text:style-name="T99"> </text:span><text:span text:style-name="T123">un</text:span><text:span text:style-name="T11"> </text:span><text:span text:style-name="T123">interés</text:span></text:p>
      <text:p text:style-name="Text_20_body"><text:span text:style-name="T123">patrimonial</text:span><text:span text:style-name="T15"> </text:span><text:span text:style-name="T123">o</text:span><text:span text:style-name="T15"> </text:span><text:span text:style-name="T123">extrapatrimonial</text:span><text:span text:style-name="T11"> </text:span><text:span text:style-name="T123">del</text:span><text:span text:style-name="T80"> </text:span><text:span text:style-name="T123">acreedor</text:span>”9.</text:p>
      <text:p text:style-name="P48"><draw:frame draw:style-name="fr1" draw:name="Imagen2" text:anchor-type="char" svg:x="3.002cm" svg:y="0.016cm" svg:width="0.635cm" svg:height="0.474cm" draw:z-index="0"><draw:image xlink:href="Pictures/100000010000009600000070EE2DF046E3126D87.png" xlink:type="simple" xlink:show="embed" xlink:actuate="onLoad" draw:mime-type="image/png"/></draw:frame><text:span text:style-name="T127">Posible</text:span>:<text:span text:style-name="T78"> </text:span><text:span text:style-name="T123">física</text:span><text:span text:style-name="T11"> </text:span><text:span text:style-name="T123">y</text:span><text:span text:style-name="T99"> </text:span><text:span text:style-name="T123">jurídicamente lícita:</text:span><text:span text:style-name="T15"> </text:span><text:span text:style-name="T123">de</text:span><text:span text:style-name="T15"> </text:span><text:span text:style-name="T123">acuerdo con</text:span><text:span text:style-name="T3"> </text:span><text:span text:style-name="T123">la</text:span><text:span text:style-name="T3"> </text:span><text:span text:style-name="T123">ley.</text:span></text:p>
      <text:p text:style-name="P44"/>
      <text:h text:style-name="P2" text:outline-level="2">Efectos</text:h>
      <text:p text:style-name="P46">Los<text:span text:style-name="T118"> </text:span>efectos<text:span text:style-name="T118"> </text:span>con<text:span text:style-name="T119"> </text:span>relación<text:span text:style-name="T120"> </text:span>al<text:span text:style-name="T118"> </text:span>acreedor<text:span text:style-name="T118"> </text:span>están<text:span text:style-name="T120"> </text:span>establecidos<text:span text:style-name="T118"> </text:span>en<text:span text:style-name="T121"> </text:span>el<text:span text:style-name="T118"> </text:span>artículo<text:span text:style-name="T106"> </text:span>730.<text:span text:style-name="T13"> </text:span><text:span text:style-name="T123">La</text:span><text:span text:style-name="T11"> </text:span><text:span text:style-name="T123">obligación</text:span><text:span text:style-name="T3"> </text:span><text:span text:style-name="T123">da</text:span><text:span text:style-name="T11"> </text:span><text:span text:style-name="T123">derecho al</text:span><text:span text:style-name="T15"> </text:span><text:span text:style-name="T123">acreedor a</text:span>:</text:p>
      <text:list xml:id="list3749469170" text:style-name="WWNum4">
        <text:list-item>
          <text:p text:style-name="P25"><text:span text:style-name="T35">emplear</text:span><text:span text:style-name="T64"> </text:span><text:span text:style-name="T35">los</text:span><text:span text:style-name="T65"> </text:span><text:span text:style-name="T35">medios</text:span><text:span text:style-name="T65"> </text:span><text:span text:style-name="T35">legales</text:span><text:span text:style-name="T66"> </text:span><text:span text:style-name="T35">para</text:span><text:span text:style-name="T67"> </text:span><text:span text:style-name="T35">que</text:span><text:span text:style-name="T64"> </text:span><text:span text:style-name="T35">el</text:span><text:span text:style-name="T67"> </text:span><text:span text:style-name="T35">deudor</text:span><text:span text:style-name="T64"> </text:span><text:span text:style-name="T35">le</text:span><text:span text:style-name="T66"> </text:span><text:span text:style-name="T35">procure</text:span><text:span text:style-name="T66"> </text:span><text:span text:style-name="T35">aquello</text:span><text:span text:style-name="T66"> </text:span><text:span text:style-name="T35">a</text:span><text:span text:style-name="T60"> </text:span><text:span text:style-name="T35">que</text:span><text:span text:style-name="T66"> </text:span><text:span text:style-name="T35">se</text:span><text:span text:style-name="T68"> </text:span><text:span text:style-name="T35">ha</text:span><text:span text:style-name="T50"> </text:span><text:span text:style-name="T35">obligado;</text:span></text:p>
        </text:list-item>
        <text:list-item>
          <text:p text:style-name="P18"><text:span text:style-name="T35">hacérselo</text:span><text:span text:style-name="T40"> </text:span><text:span text:style-name="T35">procurar</text:span><text:span text:style-name="T45"> </text:span><text:span text:style-name="T35">por</text:span><text:span text:style-name="T50"> </text:span><text:span text:style-name="T35">otro</text:span><text:span text:style-name="T45"> </text:span><text:span text:style-name="T35">a costa</text:span><text:span text:style-name="T39"> </text:span><text:span text:style-name="T35">del</text:span><text:span text:style-name="T50"> </text:span><text:span text:style-name="T35">deudor;</text:span></text:p>
        </text:list-item>
        <text:list-item>
          <text:p text:style-name="P20"><text:span text:style-name="T35">obtener</text:span><text:span text:style-name="T39"> </text:span><text:span text:style-name="T35">del</text:span><text:span text:style-name="T39"> </text:span><text:span text:style-name="T35">deudor</text:span><text:span text:style-name="T39"> </text:span><text:span text:style-name="T35">las</text:span><text:span text:style-name="T39"> </text:span><text:span text:style-name="T35">indemnizaciones</text:span><text:span text:style-name="T39"> </text:span><text:span text:style-name="T35">correspondientes.</text:span></text:p>
          <text:p text:style-name="P20"><text:span text:style-name="T35"/></text:p>
        </text:list-item>
      </text:list>
      <text:p text:style-name="P32"><text:span text:style-name="T123">Si el incumplimiento de la obligación</text:span>, cualquiera sea su fuente, <text:span text:style-name="T123">deriva en</text:span><text:span text:style-name="T6"> </text:span><text:span text:style-name="T123">litigio judicial o arbitral</text:span>, <text:span text:style-name="T123">la responsabilidad por el pago de las costas</text:span>, incluidos<text:span text:style-name="T4"> </text:span>los honorarios profesionales, <text:span text:style-name="T123">de todo tipo</text:span>, allí devengados y correspondientes a<text:span text:style-name="T16"> </text:span>la primera o única instancia, <text:span text:style-name="T123">no debe exceder del veinticinco por ciento del</text:span><text:span text:style-name="T6"> </text:span><text:span text:style-name="T123">monto</text:span><text:span text:style-name="T6"> </text:span><text:span text:style-name="T123">de</text:span><text:span text:style-name="T6"> </text:span><text:span text:style-name="T123">la</text:span><text:span text:style-name="T6"> </text:span><text:span text:style-name="T123">sentencia</text:span>,<text:span text:style-name="T4"> </text:span>laudo,<text:span text:style-name="T4"> </text:span>transacción<text:span text:style-name="T4"> </text:span>o<text:span text:style-name="T4"> </text:span>instrumento<text:span text:style-name="T4"> </text:span>que<text:span text:style-name="T4"> </text:span>ponga<text:span text:style-name="T4"> </text:span>fin<text:span text:style-name="T4"> </text:span>al<text:span text:style-name="T16"> </text:span>diferendo. Si las regulaciones de honorarios practicadas conforme a las leyes<text:span text:style-name="T4"> </text:span>arancelarias<text:span text:style-name="T4"> </text:span>o<text:span text:style-name="T4"> </text:span>usos<text:span text:style-name="T4"> </text:span>locales,<text:span text:style-name="T4"> </text:span>correspondientes<text:span text:style-name="T4"> </text:span>a<text:span text:style-name="T4"> </text:span>todas<text:span text:style-name="T4"> </text:span>las<text:span text:style-name="T4"> </text:span>profesiones<text:span text:style-name="T4"> </text:span>y<text:span text:style-name="T4"> </text:span>especialidades,<text:span text:style-name="T4"> </text:span>superan<text:span text:style-name="T4"> </text:span>dicho<text:span text:style-name="T4"> </text:span>porcentaje, el juez debe<text:span text:style-name="T4"> </text:span>proceder a<text:span text:style-name="T26"> </text:span>prorratear<text:span text:style-name="T16"> </text:span>los montos entre los beneficiarios. Para el cómputo del porcentaje indicado, no<text:span text:style-name="T4"> </text:span>se debe tener en cuenta el monto de los honorarios de los profesionales que<text:span text:style-name="T4"> </text:span>han representado,<text:span text:style-name="T13"> </text:span>patrocinado<text:span text:style-name="T1"> </text:span>o<text:span text:style-name="T9"> </text:span>asistido<text:span text:style-name="T9"> </text:span>a la<text:span text:style-name="T78"> </text:span>parte condenada<text:span text:style-name="T13"> </text:span>en<text:span text:style-name="T1"> </text:span>costas10.</text:p>
      <text:p text:style-name="P30"><text:span text:style-name="T123">Los efectos con relación al deudor </text:span>están establecidos en el artículo 731,<text:span text:style-name="T4"> </text:span>a saber: “<text:span text:style-name="T123">El cumplimiento exacto de la obligación confiere al deudor el derecho</text:span><text:span text:style-name="T6"> </text:span><text:span text:style-name="T123">a</text:span><text:span text:style-name="T3"> </text:span><text:span text:style-name="T123">obtener la</text:span><text:span text:style-name="T3"> </text:span><text:span text:style-name="T123">liberación</text:span><text:span text:style-name="T11"> </text:span><text:span text:style-name="T123">y</text:span><text:span text:style-name="T99"> </text:span><text:span text:style-name="T123">el de</text:span><text:span text:style-name="T3"> </text:span><text:span text:style-name="T123">rechazar las acciones</text:span><text:span text:style-name="T15"> </text:span><text:span text:style-name="T123">del</text:span><text:span text:style-name="T110"> </text:span><text:span text:style-name="T123">acreedor</text:span>”.</text:p>
      <text:p text:style-name="P30"/>
      <text:p text:style-name="P30"/>
      <text:p text:style-name="P44"/>
      <text:h text:style-name="P2" text:outline-level="2"><text:soft-page-break/>Derechos<text:span text:style-name="T97"> </text:span>intelectuales</text:h>
      <text:p text:style-name="P31"><text:span text:style-name="T123">Son los derechos que tienen el autor y/o inventor de una obra para</text:span><text:span text:style-name="T6"> </text:span><text:span text:style-name="T123">explotar y/o disponer de la misma</text:span>. Para ello <text:span text:style-name="T123">es preciso que registre el derecho</text:span><text:span text:style-name="T6"> </text:span><text:span text:style-name="T123">en el registro público de la propiedad industrial o intelectual para adquirir su</text:span><text:span text:style-name="T6"> </text:span><text:span text:style-name="T123">titularidad.</text:span></text:p>
      <text:p text:style-name="P38">Los<text:span text:style-name="T9"> </text:span>derechos<text:span text:style-name="T9"> </text:span>intelectuales<text:span text:style-name="T9"> </text:span>que<text:span text:style-name="T1"> </text:span>integran<text:span text:style-name="T1"> </text:span>el<text:span text:style-name="T78"> </text:span>patrimonio<text:span text:style-name="T97"> </text:span>son:</text:p>
      <text:p text:style-name="Text_20_body"><text:span text:style-name="T127">Derechos</text:span><text:span text:style-name="T12"> </text:span><text:span text:style-name="T127">industriales</text:span><text:span text:style-name="T123">,</text:span><text:span text:style-name="T15"> </text:span><text:span text:style-name="T123">con</text:span><text:span text:style-name="T3"> </text:span><text:span text:style-name="T123">aplicación</text:span><text:span text:style-name="T11"> </text:span><text:span text:style-name="T123">a</text:span><text:span text:style-name="T3"> </text:span><text:span text:style-name="T123">la</text:span><text:span text:style-name="T3"> </text:span><text:span text:style-name="T123">industria</text:span><text:span text:style-name="T3"> </text:span><text:span text:style-name="T123">y</text:span><text:span text:style-name="T15"> </text:span><text:span text:style-name="T123">comercio,</text:span><text:span text:style-name="T13"> </text:span>ley<text:span text:style-name="T97"> </text:span>Nº<text:span text:style-name="T4"> </text:span>23.262:</text:p>
      <text:list xml:id="list787872891" text:style-name="WWNum5">
        <text:list-item>
          <text:p text:style-name="P15"><text:span text:style-name="T35">Marcas</text:span><text:span text:style-name="T39"> </text:span><text:span text:style-name="T35">(con</text:span><text:span text:style-name="T40"> </text:span><text:span text:style-name="T35">vigencia</text:span><text:span text:style-name="T40"> </text:span><text:span text:style-name="T35">durante</text:span><text:span text:style-name="T39"> </text:span><text:span text:style-name="T35">10</text:span><text:span text:style-name="T45"> </text:span><text:span text:style-name="T35">años</text:span><text:span text:style-name="T40"> </text:span><text:span text:style-name="T35">renovables).</text:span></text:p>
        </text:list-item>
        <text:list-item>
          <text:p text:style-name="P15"><text:span text:style-name="T35">Patentes</text:span><text:span text:style-name="T45"> </text:span><text:span text:style-name="T35">de</text:span><text:span text:style-name="T40"> </text:span><text:span text:style-name="T35">invención</text:span><text:span text:style-name="T39"> </text:span><text:span text:style-name="T35">(con</text:span><text:span text:style-name="T39"> </text:span><text:span text:style-name="T35">vigencia</text:span><text:span text:style-name="T39"> </text:span><text:span text:style-name="T35">durante</text:span><text:span text:style-name="T50"> </text:span><text:span text:style-name="T35">20</text:span><text:span text:style-name="T39"> </text:span><text:span text:style-name="T35">años,</text:span><text:span text:style-name="T36"> </text:span><text:span text:style-name="T35">no</text:span><text:span text:style-name="T69"> </text:span><text:span text:style-name="T35">renovables).</text:span></text:p>
        </text:list-item>
        <text:list-item>
          <text:p text:style-name="P6"><text:span text:style-name="T75">Modelos de utilidad (con vigencia durante 10 años, no renovables).</text:span><text:span text:style-name="T47"> </text:span></text:p>
          <text:p text:style-name="P6"><text:span text:style-name="T47"/></text:p>
          <text:p text:style-name="P6"><text:span text:style-name="T47"/></text:p>
          <text:p text:style-name="P6"><text:span text:style-name="T77">Derechos</text:span><text:span text:style-name="T44"> </text:span><text:span text:style-name="T77">intelectuales</text:span><text:span text:style-name="T35">,</text:span><text:span text:style-name="T50"> </text:span><text:span text:style-name="T35">c</text:span><text:span text:style-name="T75">on</text:span><text:span text:style-name="T38"> </text:span><text:span text:style-name="T75">aplicación</text:span><text:span text:style-name="T52"> </text:span><text:span text:style-name="T75">a</text:span><text:span text:style-name="T52"> </text:span><text:span text:style-name="T75">las</text:span><text:span text:style-name="T71"> </text:span><text:span text:style-name="T75">artes</text:span><text:span text:style-name="T52"> </text:span><text:span text:style-name="T75">y</text:span><text:span text:style-name="T38"> </text:span><text:span text:style-name="T75">las</text:span><text:span text:style-name="T42"> </text:span><text:span text:style-name="T75">ciencias</text:span><text:span text:style-name="T35">,</text:span><text:span text:style-name="T50"> </text:span><text:span text:style-name="T35">ley</text:span><text:span text:style-name="T72"> </text:span><text:span text:style-name="T35">Nº</text:span><text:span text:style-name="T53"> </text:span><text:span text:style-name="T35">11.723:</text:span></text:p>
        </text:list-item>
      </text:list>
      <text:p text:style-name="P39"><text:span text:style-name="T127">1. Derecho de auto</text:span>r (c<text:span text:style-name="T123">on vigencia durante toda la vida del autor y para sus</text:span><text:span text:style-name="T6"> </text:span><text:span text:style-name="T123">herederos hasta 70 años contados a partir del 1ro de enero del año siguiente al</text:span><text:span text:style-name="T18"> </text:span><text:span text:style-name="T123">de</text:span><text:span text:style-name="T3"> </text:span><text:span text:style-name="T123">la</text:span><text:span text:style-name="T11"> </text:span><text:span text:style-name="T123">muerte</text:span><text:span text:style-name="T11"> </text:span><text:span text:style-name="T123">del autor)</text:span>.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8cm" fo:margin-right="0cm" fo:text-indent="0cm" style:auto-text-indent="false"/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18cm" fo:margin-right="0cm" fo:text-indent="0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74cm" fo:margin-left="0.65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2.14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3.61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5.08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6.5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8.03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9.50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10.97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12.4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9cm" fo:margin-left="0.1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.69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3.21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4.7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6.26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7.78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9.30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0.82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2.3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6cm" fo:margin-left="0.674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2.1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61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08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55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031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50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97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2.4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6cm" fo:margin-left="0.18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.69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19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74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26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784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30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82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2.3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74cm" fo:margin-left="0.653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2.141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3.614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5.085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6.558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8.031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9.50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10.9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74cm" fo:margin-left="12.4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2.822cm" fo:margin-right="2.787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2-10-10T19:56:53</meta:creation-date>
    <dc:date>2022-10-12T09:17:03.748811990</dc:date>
    <meta:editing-duration>PT2M30S</meta:editing-duration>
    <meta:generator>LibreOffice/7.3.6.2$Linux_X86_64 LibreOffice_project/30$Build-2</meta:generator>
    <meta:editing-cycles>2</meta:editing-cycles>
    <meta:document-statistic meta:table-count="0" meta:image-count="1" meta:object-count="0" meta:page-count="5" meta:paragraph-count="91" meta:word-count="1579" meta:character-count="9879" meta:non-whitespace-character-count="8399"/>
    <meta:user-defined meta:name="AppVersion">12.0000</meta:user-defined>
    <meta:user-defined meta:name="Created" meta:value-type="date">2021-09-11T00:00:00</meta:user-defined>
    <meta:user-defined meta:name="Creator">Microsoft® Office Word 2007</meta:user-defined>
    <meta:user-defined meta:name="LastSaved" meta:value-type="date">2022-10-10T00:00:00</meta:user-defined>
    <meta:template xlink:type="simple" xlink:actuate="onRequest" xlink:title="Normal" xlink:href=""/>
  </office:meta>
</office:document-meta>
</file>